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2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Bitstream Vera Sans Mono" svg:font-family="'Bitstream Vera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1.108cm" fo:min-width="2.8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1.109cm" fo:min-width="2.065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1.25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34cm" fo:min-width="0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713cm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716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0.01cm" fo:min-width="0.001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0.01cm" fo:min-width="0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08cm" fo:min-width="2.8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09cm" fo:min-width="2.065cm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2.135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0.034cm" fo:min-width="0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3.202cm"/>
    </style:style>
    <style:style style:name="gr14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1.889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3cm" fo:min-width="1.001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3cm" fo:min-width="0.666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00ff" draw:marker-start-width="0.252cm" draw:marker-end-width="0.252cm" draw:fill-color="#0000ff" draw:textarea-vertical-align="middle" draw:auto-grow-height="false" fo:min-height="1.15cm" fo:min-width="1.001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0000ff" draw:marker-start-width="0.252cm" draw:marker-end-width="0.252cm" draw:fill-color="#0000ff" draw:textarea-vertical-align="middle" draw:auto-grow-height="false" fo:min-height="0.389cm" fo:min-width="0.129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1.26cm"/>
    </style:style>
    <style:style style:name="gr20" style:family="graphic" style:parent-style-name="standard">
      <style:graphic-properties svg:stroke-width="0.035cm" svg:stroke-color="#ff3333" draw:marker-start-width="0.252cm" draw:marker-end-width="0.252cm" draw:fill-color="#ff3333" draw:textarea-vertical-align="middle" draw:auto-grow-height="false" fo:min-height="1.15cm" fo:min-width="1.001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ff3333" draw:marker-start-width="0.252cm" draw:marker-end-width="0.252cm" draw:fill-color="#ff3333" draw:textarea-vertical-align="middle" draw:auto-grow-height="false" fo:min-height="0.389cm" fo:min-width="0.129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1.25cm" draw:shadow="visible" draw:shadow-offset-x="0.035cm" draw:shadow-offset-y="0cm" draw:shadow-color="#000000" draw:shadow-opacity="100%"/>
    </style:style>
    <style:style style:name="gr23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1.25cm" draw:shadow="visible" draw:shadow-offset-x="0.035cm" draw:shadow-offset-y="0cm" draw:shadow-color="#000000"/>
    </style:style>
    <style:style style:name="gr24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2.135cm" draw:shadow="visible" draw:shadow-offset-x="0.035cm" draw:shadow-offset-y="0cm" draw:shadow-color="#000000"/>
    </style:style>
    <style:style style:name="gr25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3.202cm" draw:shadow="visible" draw:shadow-offset-x="0.035cm" draw:shadow-offset-y="0cm" draw:shadow-color="#000000"/>
    </style:style>
    <style:style style:name="gr26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1.889cm" draw:shadow="visible" draw:shadow-offset-x="0.035cm" draw:shadow-offset-y="0cm" draw:shadow-color="#000000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ffff00" draw:textarea-vertical-align="middle" draw:auto-grow-height="false" fo:min-height="1.15cm" fo:min-width="1.001cm" fo:padding-top="0.142cm" fo:padding-bottom="0.142cm" fo:padding-left="0.267cm" fo:padding-right="0.267cm" draw:shadow="hidden" draw:shadow-offset-x="0.035cm" draw:shadow-offset-y="0cm" draw:shadow-color="#000000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00" draw:textarea-vertical-align="middle" draw:auto-grow-height="false" fo:min-height="0.389cm" fo:min-width="0.129cm" fo:padding-top="0.142cm" fo:padding-bottom="0.142cm" fo:padding-left="0.267cm" fo:padding-right="0.267cm" draw:shadow="hidden" draw:shadow-offset-x="0.035cm" draw:shadow-offset-y="0cm" draw:shadow-color="#000000"/>
    </style:style>
    <style:style style:name="gr29" style:family="graphic" style:parent-style-name="standard">
      <style:graphic-properties svg:stroke-width="0.035cm" svg:stroke-color="#009900" draw:marker-start-width="0.252cm" draw:marker-end-width="0.252cm" draw:fill-color="#009900" draw:textarea-vertical-align="middle" draw:auto-grow-height="false" fo:min-height="1.15cm" fo:min-width="1.001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009900" draw:marker-start-width="0.252cm" draw:marker-end-width="0.252cm" draw:fill-color="#009900" draw:textarea-vertical-align="middle" draw:auto-grow-height="false" fo:min-height="0.389cm" fo:min-width="0.129cm" fo:padding-top="0.142cm" fo:padding-bottom="0.142cm" fo:padding-left="0.267cm" fo:padding-right="0.267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0000ff" style:font-name="Bitstream Vera Sans Mono2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color="#0000ff" style:font-name="Bitstream Vera Sans Mono2"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margin-top="0.1cm" fo:margin-bottom="0cm" fo:text-align="center"/>
    </style:style>
    <style:style style:name="P8" style:family="paragraph">
      <loext:graphic-properties draw:fill="none" draw:fill-color="#ffffff"/>
      <style:paragraph-properties fo:margin-top="0.1cm" fo:margin-bottom="0cm" fo:text-align="center"/>
      <style:text-properties fo:color="#000000"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000000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color="#000000" fo:font-size="18pt" fo:font-weight="bold" style:font-weight-asian="bold" style:font-weight-complex="bold"/>
    </style:style>
    <style:style style:name="P13" style:family="paragraph">
      <loext:graphic-properties draw:fill-color="#0000ff"/>
      <style:paragraph-properties fo:text-align="center"/>
    </style:style>
    <style:style style:name="P14" style:family="paragraph">
      <loext:graphic-properties draw:fill="none" draw:fill-color="#ffffff"/>
      <style:paragraph-properties fo:text-align="start"/>
      <style:text-properties fo:color="#ff3333" style:font-name="Bitstream Vera Sans Mono2" fo:font-size="22pt" fo:font-weight="bold" style:font-size-asian="22pt" style:font-weight-asian="bold" style:font-size-complex="22pt" style:font-weight-complex="bold"/>
    </style:style>
    <style:style style:name="P15" style:family="paragraph">
      <loext:graphic-properties draw:fill="none" draw:fill-color="#ffffff"/>
      <style:paragraph-properties fo:text-align="end"/>
      <style:text-properties fo:color="#ff3333" style:font-name="Bitstream Vera Sans Mono2"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-color="#ff3333"/>
      <style:paragraph-properties fo:text-align="center"/>
    </style:style>
    <style:style style:name="P17" style:family="paragraph">
      <loext:graphic-properties draw:fill="none" draw:fill-color="#ffffff"/>
      <style:paragraph-properties fo:text-align="start"/>
      <style:text-properties fo:color="#ffff00" style:font-name="Bitstream Vera Sans Mono2" fo:font-size="22pt" fo:text-shadow="1pt 1pt" fo:font-weight="bold" style:font-size-asian="22pt" style:font-weight-asian="bold" style:font-size-complex="22pt" style:font-weight-complex="bold"/>
    </style:style>
    <style:style style:name="P18" style:family="paragraph">
      <loext:graphic-properties draw:fill="none" draw:fill-color="#ffffff"/>
      <style:paragraph-properties fo:text-align="end"/>
      <style:text-properties fo:color="#ffff00" style:font-name="Bitstream Vera Sans Mono2"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="none" draw:fill-color="#ffffff"/>
      <style:paragraph-properties fo:text-align="start"/>
      <style:text-properties fo:color="#ffff00" style:font-name="Bitstream Vera Sans Mono2" fo:font-size="22pt" fo:font-weight="bold" style:font-size-asian="22pt" style:font-weight-asian="bold" style:font-size-complex="22pt" style:font-weight-complex="bold"/>
    </style:style>
    <style:style style:name="P20" style:family="paragraph">
      <loext:graphic-properties draw:fill-color="#ffff00"/>
      <style:paragraph-properties fo:text-align="center"/>
    </style:style>
    <style:style style:name="P21" style:family="paragraph">
      <loext:graphic-properties draw:fill="none" draw:fill-color="#ffffff"/>
      <style:paragraph-properties fo:text-align="start"/>
      <style:text-properties fo:color="#009900" style:font-name="Bitstream Vera Sans Mono2" fo:font-size="22pt" fo:font-weight="bold" style:font-size-asian="22pt" style:font-weight-asian="bold" style:font-size-complex="22pt" style:font-weight-complex="bold"/>
    </style:style>
    <style:style style:name="P22" style:family="paragraph">
      <loext:graphic-properties draw:fill="none" draw:fill-color="#ffffff"/>
      <style:paragraph-properties fo:text-align="end"/>
      <style:text-properties fo:color="#009900" style:font-name="Bitstream Vera Sans Mono2" fo:font-size="22pt" fo:font-weight="bold" style:font-size-asian="22pt" style:font-weight-asian="bold" style:font-size-complex="22pt" style:font-weight-complex="bold"/>
    </style:style>
    <style:style style:name="P23" style:family="paragraph">
      <loext:graphic-properties draw:fill-color="#009900"/>
      <style:paragraph-properties fo:text-align="center"/>
    </style:style>
    <style:style style:name="T1" style:family="text">
      <style:text-properties fo:color="#0000ff" style:font-name="Bitstream Vera Sans Mono2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color="#0000ff" style:font-name="Bitstream Vera Sans Mono2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0000ff" style:font-name="Bitstream Vera Sans Mono2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3333" style:font-name="Bitstream Vera Sans Mono2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ff3333" style:font-name="Bitstream Vera Sans Mono2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ff3333" style:font-name="Bitstream Vera Sans Mono2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ffff00" style:font-name="Bitstream Vera Sans Mono2" fo:font-size="26pt" fo:text-shadow="1pt 1pt" fo:font-weight="bold" style:font-size-asian="26pt" style:font-weight-asian="bold" style:font-size-complex="26pt" style:font-weight-complex="bold"/>
    </style:style>
    <style:style style:name="T10" style:family="text">
      <style:text-properties fo:color="#ffff00" style:font-name="Bitstream Vera Sans Mono2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ffff00" style:font-name="Bitstream Vera Sans Mono2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ffff00" style:font-name="Bitstream Vera Sans Mono2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9900" style:font-name="Bitstream Vera Sans Mono2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009900" style:font-name="Bitstream Vera Sans Mono2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009900" style:font-name="Bitstream Vera Sans Mono2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3" draw:layer="layout" svg:width="1.5cm" svg:height="1.5cm" svg:x="0.6cm" svg:y="0.6cm">
          <draw:text-box>
            <text:p text:style-name="P2"><text:span text:style-name="T1">1</text:span></text:p>
          </draw:text-box>
        </draw:frame>
        <draw:custom-shape draw:style-name="gr4" draw:text-style-name="P4" draw:layer="layout" svg:width="0.4cm" svg:height="0.4cm" svg:x="3.28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5cm" svg:height="1.5cm" svg:x="4.8cm" svg:y="0.6cm">
          <draw:text-box>
            <text:p text:style-name="P5"><text:span text:style-name="T1">1</text:span></text:p>
          </draw:text-box>
        </draw:frame>
        <draw:frame draw:style-name="gr3" draw:text-style-name="P6" draw:layer="layout" svg:width="1.5cm" svg:height="1.5cm" draw:transform="rotate (-3.13391320488102) translate (2.106cm 8.894cm)">
          <draw:text-box>
            <text:p text:style-name="P5"><text:span text:style-name="T1">1</text:span></text:p>
          </draw:text-box>
        </draw:frame>
        <draw:frame draw:style-name="gr3" draw:text-style-name="P3" draw:layer="layout" svg:width="1.5cm" svg:height="1.5cm" draw:transform="rotate (-3.13391320488102) translate (6.306cm 8.894cm)">
          <draw:text-box>
            <text:p text:style-name="P2"><text:span text:style-name="T1">1</text:span></text:p>
          </draw:text-box>
        </draw:frame>
        <draw:frame draw:style-name="gr3" draw:text-style-name="P8" draw:layer="layout" svg:width="5.7cm" svg:height="1.5cm" svg:x="0.6cm" svg:y="1.4cm">
          <draw:text-box>
            <text:p text:style-name="P7"><text:span text:style-name="T2">AVA</text:span><text:span text:style-name="T2">NCE</text:span><text:span text:style-name="T2">R</text:span></text:p>
            <text:p text:style-name="P7"><text:span text:style-name="T2">DÉ</text:span><text:span text:style-name="T2">MA</text:span><text:span text:style-name="T2">RRE</text:span><text:span text:style-name="T2">R</text:span></text:p>
          </draw:text-box>
        </draw:frame>
        <draw:frame draw:style-name="gr3" draw:text-style-name="P8" draw:layer="layout" svg:width="5.7cm" svg:height="1.5cm" draw:transform="rotate (3.12972441467623) translate (6.291cm 8.134cm)">
          <draw:text-box>
            <text:p text:style-name="P7"><text:span text:style-name="T2">AVA</text:span><text:span text:style-name="T2">NCE</text:span><text:span text:style-name="T2">R</text:span></text:p>
            <text:p text:style-name="P7"><text:span text:style-name="T2">DÉ</text:span><text:span text:style-name="T2">MA</text:span><text:span text:style-name="T2">RRE</text:span><text:span text:style-name="T2">R</text:span></text:p>
          </draw:text-box>
        </draw:frame>
        <draw:frame draw:style-name="gr5" draw:text-style-name="P10" draw:layer="layout" svg:width="1.2cm" svg:height="0.963cm" svg:x="2.88cm" svg:y="1.8cm">
          <draw:text-box>
            <text:p text:style-name="P9"><text:span text:style-name="T3">OU</text:span></text:p>
          </draw:text-box>
        </draw:frame>
        <draw:frame draw:style-name="gr6" draw:text-style-name="P10" draw:layer="layout" svg:width="1.192cm" svg:height="0.966cm" draw:transform="rotate (3.13408773780622) translate (4.062cm 7.725cm)">
          <draw:text-box>
            <text:p text:style-name="P9"><text:span text:style-name="T3">OU</text:span></text:p>
          </draw:text-box>
        </draw:frame>
        <draw:g>
          <draw:custom-shape draw:style-name="gr7" draw:text-style-name="P1" draw:layer="layout" svg:width="0.5cm" svg:height="0.414cm" svg:x="5.5cm" svg:y="2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2.0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7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7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3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0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0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3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0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0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</draw:page>
      <draw:page draw:name="page2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3" draw:layer="layout" svg:width="1.5cm" svg:height="1.5cm" svg:x="0.6cm" svg:y="0.6cm">
          <draw:text-box>
            <text:p text:style-name="P2"><text:span text:style-name="T1">2</text:span></text:p>
          </draw:text-box>
        </draw:frame>
        <draw:custom-shape draw:style-name="gr4" draw:text-style-name="P4" draw:layer="layout" svg:width="0.4cm" svg:height="0.4cm" svg:x="3.2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5cm" svg:height="1.5cm" svg:x="4.8cm" svg:y="0.6cm">
          <draw:text-box>
            <text:p text:style-name="P5"><text:span text:style-name="T1">2</text:span></text:p>
          </draw:text-box>
        </draw:frame>
        <draw:frame draw:style-name="gr3" draw:text-style-name="P6" draw:layer="layout" svg:width="1.5cm" svg:height="1.5cm" draw:transform="rotate (-3.13391320488102) translate (2.106cm 8.894cm)">
          <draw:text-box>
            <text:p text:style-name="P5"><text:span text:style-name="T1">2</text:span></text:p>
          </draw:text-box>
        </draw:frame>
        <draw:frame draw:style-name="gr3" draw:text-style-name="P3" draw:layer="layout" svg:width="1.5cm" svg:height="1.5cm" draw:transform="rotate (-3.13391320488102) translate (6.306cm 8.894cm)">
          <draw:text-box>
            <text:p text:style-name="P2"><text:span text:style-name="T1">2</text:span></text:p>
          </draw:text-box>
        </draw:frame>
        <draw:frame draw:style-name="gr3" draw:text-style-name="P11" draw:layer="layout" svg:width="5.7cm" svg:height="1.5cm" svg:x="0.6cm" svg:y="1.8cm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frame draw:style-name="gr3" draw:text-style-name="P11" draw:layer="layout" svg:width="5.7cm" svg:height="1.5cm" draw:transform="rotate (3.12972441467623) translate (6.291cm 7.734cm)">
          <draw:text-box>
            <text:p text:style-name="P9"><text:span text:style-name="T2">AVA</text:span><text:span text:style-name="T2">NCE</text:span><text:span text:style-name="T2">R</text:span></text:p>
          </draw:text-box>
        </draw:frame>
      </draw:page>
      <draw:page draw:name="page3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3" draw:layer="layout" svg:width="1.5cm" svg:height="1.5cm" svg:x="0.6cm" svg:y="0.6cm">
          <draw:text-box>
            <text:p text:style-name="P2"><text:span text:style-name="T1">3</text:span></text:p>
          </draw:text-box>
        </draw:frame>
        <draw:custom-shape draw:style-name="gr4" draw:text-style-name="P4" draw:layer="layout" svg:width="0.4cm" svg:height="0.4cm" svg:x="2.5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5cm" svg:height="1.5cm" svg:x="4.8cm" svg:y="0.6cm">
          <draw:text-box>
            <text:p text:style-name="P5"><text:span text:style-name="T1">3</text:span></text:p>
          </draw:text-box>
        </draw:frame>
        <draw:frame draw:style-name="gr3" draw:text-style-name="P6" draw:layer="layout" svg:width="1.5cm" svg:height="1.5cm" draw:transform="rotate (-3.13391320488102) translate (2.106cm 8.894cm)">
          <draw:text-box>
            <text:p text:style-name="P5"><text:span text:style-name="T1">3</text:span></text:p>
          </draw:text-box>
        </draw:frame>
        <draw:frame draw:style-name="gr3" draw:text-style-name="P3" draw:layer="layout" svg:width="1.5cm" svg:height="1.5cm" draw:transform="rotate (-3.13391320488102) translate (6.306cm 8.894cm)">
          <draw:text-box>
            <text:p text:style-name="P2"><text:span text:style-name="T1">3</text:span></text:p>
          </draw:text-box>
        </draw:frame>
        <draw:frame draw:style-name="gr3" draw:text-style-name="P11" draw:layer="layout" svg:width="5.7cm" svg:height="1.5cm" svg:x="0.6cm" svg:y="1.8cm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frame draw:style-name="gr3" draw:text-style-name="P11" draw:layer="layout" svg:width="5.7cm" svg:height="1.5cm" draw:transform="rotate (3.12972441467623) translate (6.291cm 7.734cm)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custom-shape draw:style-name="gr4" draw:text-style-name="P4" draw:layer="layout" svg:width="0.4cm" svg:height="0.4cm" svg:x="3.28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Standard">
        <draw:g>
          <draw:custom-shape draw:style-name="gr9" draw:text-style-name="P4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4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4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1" draw:text-style-name="P3" draw:layer="layout" svg:width="2cm" svg:height="2.385cm" svg:x="0.6cm" svg:y="0.6cm">
          <draw:text-box>
            <text:p text:style-name="P2"><text:span text:style-name="T1">-</text:span><text:span text:style-name="T1">4</text:span></text:p>
          </draw:text-box>
        </draw:frame>
        <draw:custom-shape draw:style-name="gr12" draw:text-style-name="P1" draw:layer="layout" svg:width="0.4cm" svg:height="0.4cm" svg:x="2.5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4cm" svg:x="3.9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2.5cm" svg:height="1.5cm" svg:x="3.8cm" svg:y="0.6cm">
          <draw:text-box>
            <text:p text:style-name="P5"><text:span text:style-name="T1">-</text:span><text:span text:style-name="T1">4</text:span></text:p>
          </draw:text-box>
        </draw:frame>
        <draw:frame draw:style-name="gr11" draw:text-style-name="P6" draw:layer="layout" svg:width="2.503cm" svg:height="2.385cm" draw:transform="rotate (-3.13391320488102) translate (3.109cm 8.886cm)">
          <draw:text-box>
            <text:p text:style-name="P5"><text:span text:style-name="T1">-</text:span><text:span text:style-name="T1">4</text:span></text:p>
          </draw:text-box>
        </draw:frame>
        <draw:frame draw:style-name="gr11" draw:text-style-name="P3" draw:layer="layout" svg:width="2.497cm" svg:height="2.385cm" draw:transform="rotate (-3.13391320488102) translate (6.306cm 8.894cm)">
          <draw:text-box>
            <text:p text:style-name="P2"><text:span text:style-name="T1">-</text:span><text:span text:style-name="T1">4</text:span></text:p>
          </draw:text-box>
        </draw:frame>
        <draw:frame draw:style-name="gr3" draw:text-style-name="P11" draw:layer="layout" svg:width="5.7cm" svg:height="1.5cm" svg:x="0.6cm" svg:y="1.8cm">
          <draw:text-box>
            <text:p text:style-name="P9"><text:span text:style-name="T2">REC</text:span><text:span text:style-name="T2">ULE</text:span><text:span text:style-name="T2">R</text:span></text:p>
          </draw:text-box>
        </draw:frame>
        <draw:frame draw:style-name="gr3" draw:text-style-name="P11" draw:layer="layout" svg:width="5.7cm" svg:height="1.5cm" draw:transform="rotate (3.12972441467623) translate (6.291cm 7.734cm)">
          <draw:text-box>
            <text:p text:style-name="P9"><text:span text:style-name="T2">REC</text:span><text:span text:style-name="T2">ULE</text:span><text:span text:style-name="T2">R</text:span></text:p>
          </draw:text-box>
        </draw:frame>
        <draw:custom-shape draw:style-name="gr12" draw:text-style-name="P1" draw:layer="layout" svg:width="0.4cm" svg:height="0.4cm" svg:x="2.58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4cm" svg:x="3.98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3" draw:layer="layout" svg:width="1.5cm" svg:height="1.5cm" svg:x="0.6cm" svg:y="0.6cm">
          <draw:text-box>
            <text:p text:style-name="P2"><text:span text:style-name="T1">5</text:span></text:p>
          </draw:text-box>
        </draw:frame>
        <draw:custom-shape draw:style-name="gr4" draw:text-style-name="P4" draw:layer="layout" svg:width="0.4cm" svg:height="0.4cm" svg:x="2.5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5cm" svg:height="1.5cm" svg:x="4.8cm" svg:y="0.6cm">
          <draw:text-box>
            <text:p text:style-name="P5"><text:span text:style-name="T1">5</text:span></text:p>
          </draw:text-box>
        </draw:frame>
        <draw:frame draw:style-name="gr3" draw:text-style-name="P6" draw:layer="layout" svg:width="1.5cm" svg:height="1.5cm" draw:transform="rotate (-3.13391320488102) translate (2.106cm 8.894cm)">
          <draw:text-box>
            <text:p text:style-name="P5"><text:span text:style-name="T1">5</text:span></text:p>
          </draw:text-box>
        </draw:frame>
        <draw:frame draw:style-name="gr3" draw:text-style-name="P3" draw:layer="layout" svg:width="1.5cm" svg:height="1.5cm" draw:transform="rotate (-3.13391320488102) translate (6.306cm 8.894cm)">
          <draw:text-box>
            <text:p text:style-name="P2"><text:span text:style-name="T1">5</text:span></text:p>
          </draw:text-box>
        </draw:frame>
        <draw:frame draw:style-name="gr3" draw:text-style-name="P11" draw:layer="layout" svg:width="5.7cm" svg:height="1.5cm" svg:x="0.6cm" svg:y="1.8cm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frame draw:style-name="gr3" draw:text-style-name="P11" draw:layer="layout" svg:width="5.7cm" svg:height="1.5cm" draw:transform="rotate (3.12972441467623) translate (6.291cm 7.734cm)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custom-shape draw:style-name="gr4" draw:text-style-name="P4" draw:layer="layout" svg:width="0.4cm" svg:height="0.4cm" svg:x="3.28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3" draw:layer="layout" svg:width="1.5cm" svg:height="1.5cm" svg:x="0.6cm" svg:y="0.6cm">
          <draw:text-box>
            <text:p text:style-name="P2"><text:span text:style-name="T1">6</text:span></text:p>
          </draw:text-box>
        </draw:frame>
        <draw:custom-shape draw:style-name="gr4" draw:text-style-name="P4" draw:layer="layout" svg:width="0.4cm" svg:height="0.4cm" svg:x="2.5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5cm" svg:height="1.5cm" svg:x="4.8cm" svg:y="0.6cm">
          <draw:text-box>
            <text:p text:style-name="P5"><text:span text:style-name="T1">6</text:span></text:p>
          </draw:text-box>
        </draw:frame>
        <draw:frame draw:style-name="gr3" draw:text-style-name="P6" draw:layer="layout" svg:width="1.5cm" svg:height="1.5cm" draw:transform="rotate (-3.13391320488102) translate (2.106cm 8.894cm)">
          <draw:text-box>
            <text:p text:style-name="P5"><text:span text:style-name="T1">6</text:span></text:p>
          </draw:text-box>
        </draw:frame>
        <draw:frame draw:style-name="gr3" draw:text-style-name="P3" draw:layer="layout" svg:width="1.5cm" svg:height="1.5cm" draw:transform="rotate (-3.13391320488102) translate (6.306cm 8.894cm)">
          <draw:text-box>
            <text:p text:style-name="P2"><text:span text:style-name="T1">6</text:span></text:p>
          </draw:text-box>
        </draw:frame>
        <draw:frame draw:style-name="gr3" draw:text-style-name="P12" draw:layer="layout" svg:width="5.7cm" svg:height="1.5cm" svg:x="0.6cm" svg:y="1.8cm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frame draw:style-name="gr3" draw:text-style-name="P12" draw:layer="layout" svg:width="5.7cm" svg:height="1.5cm" draw:transform="rotate (3.12972441467623) translate (6.291cm 7.734cm)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custom-shape draw:style-name="gr4" draw:text-style-name="P4" draw:layer="layout" svg:width="0.4cm" svg:height="0.4cm" svg:x="3.98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3cm" svg:y="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Standard">
        <draw:g>
          <draw:custom-shape draw:style-name="gr9" draw:text-style-name="P4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4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4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3" draw:text-style-name="P3" draw:layer="layout" svg:width="2.4cm" svg:height="3.452cm" svg:x="0.6cm" svg:y="0.6cm">
          <draw:text-box>
            <text:p text:style-name="P2"><text:span text:style-name="T1">7</text:span><text:span text:style-name="T4">x</text:span><text:span text:style-name="T5">1</text:span></text:p>
          </draw:text-box>
        </draw:frame>
        <draw:frame draw:style-name="gr14" draw:text-style-name="P6" draw:layer="layout" svg:width="2.3cm" svg:height="2.139cm" svg:x="4cm" svg:y="0.6cm">
          <draw:text-box>
            <text:p text:style-name="P5"><text:span text:style-name="T1">7</text:span><text:span text:style-name="T4">x</text:span><text:span text:style-name="T5">1</text:span></text:p>
          </draw:text-box>
        </draw:frame>
        <draw:frame draw:style-name="gr14" draw:text-style-name="P6" draw:layer="layout" svg:width="3.202cm" svg:height="2.139cm" draw:transform="rotate (-3.13391320488102) translate (3.808cm 8.881cm)">
          <draw:text-box>
            <text:p text:style-name="P5"><text:span text:style-name="T1">7</text:span><text:span text:style-name="T4">x</text:span><text:span text:style-name="T5">1</text:span></text:p>
          </draw:text-box>
        </draw:frame>
        <draw:frame draw:style-name="gr14" draw:text-style-name="P3" draw:layer="layout" svg:width="2.398cm" svg:height="2.139cm" draw:transform="rotate (-3.13391320488102) translate (6.306cm 8.894cm)">
          <draw:text-box>
            <text:p text:style-name="P2"><text:span text:style-name="T1">7</text:span><text:span text:style-name="T4">x</text:span><text:span text:style-name="T5">1</text:span></text:p>
          </draw:text-box>
        </draw:frame>
        <draw:frame draw:style-name="gr3" draw:text-style-name="P11" draw:layer="layout" svg:width="5.7cm" svg:height="1.5cm" svg:x="0.6cm" svg:y="1.8cm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frame draw:style-name="gr3" draw:text-style-name="P11" draw:layer="layout" svg:width="5.7cm" svg:height="1.5cm" draw:transform="rotate (3.12972441467623) translate (6.291cm 7.734cm)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g>
          <draw:custom-shape draw:style-name="gr7" draw:text-style-name="P1" draw:layer="layout" svg:width="0.5cm" svg:height="0.414cm" svg:x="3.23cm" svg:y="3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3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3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13cm" svg:y="4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186cm" svg:y="3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13cm" svg:y="3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13cm" svg:y="5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186cm" svg:y="5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13cm" svg:y="5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3.23cm" svg:y="6.1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5.8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5.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2.33cm" svg:y="5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2.386cm" svg:y="5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2.33cm" svg:y="5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3.23cm" svg:y="4.93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4.60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4.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2.33cm" svg:y="4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2.386cm" svg:y="3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2.33cm" svg:y="3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</draw:page>
      <draw:page draw:name="page8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3" draw:layer="layout" svg:width="1.5cm" svg:height="1.5cm" svg:x="0.6cm" svg:y="0.6cm">
          <draw:text-box>
            <text:p text:style-name="P2"><text:span text:style-name="T1">8</text:span></text:p>
          </draw:text-box>
        </draw:frame>
        <draw:custom-shape draw:style-name="gr4" draw:text-style-name="P4" draw:layer="layout" svg:width="0.4cm" svg:height="0.4cm" svg:x="2.5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5cm" svg:height="1.5cm" svg:x="4.8cm" svg:y="0.6cm">
          <draw:text-box>
            <text:p text:style-name="P5"><text:span text:style-name="T1">8</text:span></text:p>
          </draw:text-box>
        </draw:frame>
        <draw:frame draw:style-name="gr3" draw:text-style-name="P6" draw:layer="layout" svg:width="1.5cm" svg:height="1.5cm" draw:transform="rotate (-3.13391320488102) translate (2.106cm 8.894cm)">
          <draw:text-box>
            <text:p text:style-name="P5"><text:span text:style-name="T1">8</text:span></text:p>
          </draw:text-box>
        </draw:frame>
        <draw:frame draw:style-name="gr3" draw:text-style-name="P3" draw:layer="layout" svg:width="1.5cm" svg:height="1.5cm" draw:transform="rotate (-3.13391320488102) translate (6.306cm 8.894cm)">
          <draw:text-box>
            <text:p text:style-name="P2"><text:span text:style-name="T1">8</text:span></text:p>
          </draw:text-box>
        </draw:frame>
        <draw:frame draw:style-name="gr3" draw:text-style-name="P12" draw:layer="layout" svg:width="5.7cm" svg:height="1.5cm" svg:x="0.6cm" svg:y="1.8cm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frame draw:style-name="gr3" draw:text-style-name="P12" draw:layer="layout" svg:width="5.7cm" svg:height="1.5cm" draw:transform="rotate (3.12972441467623) translate (6.291cm 7.734cm)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custom-shape draw:style-name="gr4" draw:text-style-name="P4" draw:layer="layout" svg:width="0.4cm" svg:height="0.4cm" svg:x="3.9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3" draw:layer="layout" svg:width="1.5cm" svg:height="1.5cm" svg:x="0.6cm" svg:y="0.6cm">
          <draw:text-box>
            <text:p text:style-name="P2"><text:span text:style-name="T1">9</text:span></text:p>
          </draw:text-box>
        </draw:frame>
        <draw:custom-shape draw:style-name="gr4" draw:text-style-name="P4" draw:layer="layout" svg:width="0.4cm" svg:height="0.4cm" svg:x="2.5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5cm" svg:height="1.5cm" svg:x="4.8cm" svg:y="0.6cm">
          <draw:text-box>
            <text:p text:style-name="P5"><text:span text:style-name="T1">9</text:span></text:p>
          </draw:text-box>
        </draw:frame>
        <draw:frame draw:style-name="gr3" draw:text-style-name="P6" draw:layer="layout" svg:width="1.5cm" svg:height="1.5cm" draw:transform="rotate (-3.13391320488102) translate (2.106cm 8.894cm)">
          <draw:text-box>
            <text:p text:style-name="P5"><text:span text:style-name="T1">9</text:span></text:p>
          </draw:text-box>
        </draw:frame>
        <draw:frame draw:style-name="gr3" draw:text-style-name="P3" draw:layer="layout" svg:width="1.5cm" svg:height="1.5cm" draw:transform="rotate (-3.13391320488102) translate (6.306cm 8.894cm)">
          <draw:text-box>
            <text:p text:style-name="P2"><text:span text:style-name="T1">9</text:span></text:p>
          </draw:text-box>
        </draw:frame>
        <draw:frame draw:style-name="gr3" draw:text-style-name="P12" draw:layer="layout" svg:width="5.7cm" svg:height="1.5cm" svg:x="0.6cm" svg:y="1.8cm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frame draw:style-name="gr3" draw:text-style-name="P12" draw:layer="layout" svg:width="5.7cm" svg:height="1.5cm" draw:transform="rotate (3.12972441467623) translate (6.291cm 7.734cm)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custom-shape draw:style-name="gr4" draw:text-style-name="P4" draw:layer="layout" svg:width="0.4cm" svg:height="0.4cm" svg:x="3.9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1" draw:text-style-name="P3" draw:layer="layout" svg:width="1.9cm" svg:height="2.385cm" svg:x="0.6cm" svg:y="0.6cm">
          <draw:text-box>
            <text:p text:style-name="P2"><text:span text:style-name="T1">1</text:span><text:span text:style-name="T1">0</text:span></text:p>
          </draw:text-box>
        </draw:frame>
        <draw:custom-shape draw:style-name="gr4" draw:text-style-name="P4" draw:layer="layout" svg:width="0.4cm" svg:height="0.4cm" svg:x="3.28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2cm" svg:height="2.385cm" svg:x="4.3cm" svg:y="0.6cm">
          <draw:text-box>
            <text:p text:style-name="P5"><text:span text:style-name="T1">1</text:span><text:span text:style-name="T1">0</text:span></text:p>
          </draw:text-box>
        </draw:frame>
        <draw:frame draw:style-name="gr11" draw:text-style-name="P6" draw:layer="layout" svg:width="2.102cm" svg:height="2.385cm" draw:transform="rotate (-3.13391320488102) translate (2.708cm 8.889cm)">
          <draw:text-box>
            <text:p text:style-name="P5"><text:span text:style-name="T1">1</text:span><text:span text:style-name="T1">0</text:span></text:p>
          </draw:text-box>
        </draw:frame>
        <draw:frame draw:style-name="gr11" draw:text-style-name="P3" draw:layer="layout" svg:width="2.297cm" svg:height="2.385cm" draw:transform="rotate (-3.13391320488102) translate (6.306cm 8.894cm)">
          <draw:text-box>
            <text:p text:style-name="P2"><text:span text:style-name="T1">1</text:span><text:span text:style-name="T1">0</text:span></text:p>
          </draw:text-box>
        </draw:frame>
        <draw:frame draw:style-name="gr3" draw:text-style-name="P8" draw:layer="layout" svg:width="5.7cm" svg:height="1.5cm" svg:x="0.6cm" svg:y="1.4cm">
          <draw:text-box>
            <text:p text:style-name="P7"><text:span text:style-name="T2">AVA</text:span><text:span text:style-name="T2">NCE</text:span><text:span text:style-name="T2">R</text:span></text:p>
            <text:p text:style-name="P7"><text:span text:style-name="T2">DÉ</text:span><text:span text:style-name="T2">MA</text:span><text:span text:style-name="T2">RRE</text:span><text:span text:style-name="T2">R</text:span></text:p>
          </draw:text-box>
        </draw:frame>
        <draw:frame draw:style-name="gr3" draw:text-style-name="P8" draw:layer="layout" svg:width="5.7cm" svg:height="1.5cm" draw:transform="rotate (3.12972441467623) translate (6.291cm 8.134cm)">
          <draw:text-box>
            <text:p text:style-name="P7"><text:span text:style-name="T2">AVA</text:span><text:span text:style-name="T2">NCE</text:span><text:span text:style-name="T2">R</text:span></text:p>
            <text:p text:style-name="P7"><text:span text:style-name="T2">DÉ</text:span><text:span text:style-name="T2">MA</text:span><text:span text:style-name="T2">RRE</text:span><text:span text:style-name="T2">R</text:span></text:p>
          </draw:text-box>
        </draw:frame>
        <draw:frame draw:style-name="gr5" draw:text-style-name="P10" draw:layer="layout" svg:width="1.2cm" svg:height="0.963cm" svg:x="2.88cm" svg:y="1.8cm">
          <draw:text-box>
            <text:p text:style-name="P9"><text:span text:style-name="T3">OU</text:span></text:p>
          </draw:text-box>
        </draw:frame>
        <draw:frame draw:style-name="gr6" draw:text-style-name="P10" draw:layer="layout" svg:width="1.192cm" svg:height="0.966cm" draw:transform="rotate (3.13408773780622) translate (4.062cm 7.725cm)">
          <draw:text-box>
            <text:p text:style-name="P9"><text:span text:style-name="T3">OU</text:span></text:p>
          </draw:text-box>
        </draw:frame>
        <draw:g>
          <draw:custom-shape draw:style-name="gr7" draw:text-style-name="P1" draw:layer="layout" svg:width="0.5cm" svg:height="0.414cm" svg:x="5.5cm" svg:y="2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2.0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7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7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3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0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0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3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0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0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4" draw:text-style-name="P4" draw:layer="layout" svg:width="0.4cm" svg:height="0.4cm" svg:x="2.581cm" svg:y="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3cm" svg:y="4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4cm" svg:y="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Standard">
        <draw:g>
          <draw:custom-shape draw:style-name="gr7" draw:text-style-name="P1" draw:layer="layout" svg:width="0.5cm" svg:height="0.414cm" svg:x="5.5cm" svg:y="1.9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6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1.9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6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6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4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1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1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4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1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1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12" draw:layer="layout" svg:width="5.7cm" svg:height="1.5cm" svg:x="0.6cm" svg:y="2.1cm">
          <draw:text-box>
            <text:p text:style-name="P9"><text:span text:style-name="T2">PER</text:span><text:span text:style-name="T2">MUT</text:span><text:span text:style-name="T2">ER</text:span></text:p>
          </draw:text-box>
        </draw:frame>
        <draw:frame draw:style-name="gr3" draw:text-style-name="P12" draw:layer="layout" svg:width="5.7cm" svg:height="1.5cm" draw:transform="rotate (3.12972441467623) translate (6.291cm 7.434cm)">
          <draw:text-box>
            <text:p text:style-name="P9"><text:span text:style-name="T2">PER</text:span><text:span text:style-name="T2">MUT</text:span><text:span text:style-name="T2">ER</text:span></text:p>
          </draw:text-box>
        </draw:frame>
        <draw:g>
          <draw:custom-shape draw:style-name="gr7" draw:text-style-name="P1" draw:layer="layout" svg:width="0.5cm" svg:height="0.414cm" svg:x="1.602cm" svg:y="1.1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1.658cm" svg:y="0.8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1.602cm" svg:y="0.8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801cm" svg:y="1.1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857cm" svg:y="0.8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801cm" svg:y="0.8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1.603cm" svg:y="8.289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1.659cm" svg:y="7.95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1.603cm" svg:y="7.90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802cm" svg:y="8.2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858cm" svg:y="7.9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802cm" svg:y="7.9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5" draw:text-style-name="P4" draw:layer="layout" svg:width="1.5cm" svg:height="1.086cm" svg:x="1.83cm" svg:y="5.61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4" draw:layer="layout" svg:width="1.165cm" svg:height="1.087cm" svg:x="1.998cm" svg:y="4.74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5" draw:text-style-name="P4" draw:layer="layout" svg:width="1.5cm" svg:height="1.086cm" svg:x="1.83cm" svg:y="4.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5" draw:text-style-name="P4" draw:layer="layout" svg:width="1.5cm" svg:height="1.086cm" svg:x="3.631cm" svg:y="3.8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4" draw:layer="layout" svg:width="1.165cm" svg:height="1.087cm" svg:x="3.799cm" svg:y="2.94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5" draw:text-style-name="P4" draw:layer="layout" svg:width="1.5cm" svg:height="1.086cm" svg:x="3.631cm" svg:y="2.8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17" draw:text-style-name="P13" draw:layer="layout" svg:width="1.5cm" svg:height="1.4cm" draw:transform="rotate (1.48632239099837) translate (2.319cm 5.039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13" draw:layer="layout" svg:width="1.5cm" svg:height="1.4cm" draw:transform="rotate (-1.61582582149635) translate (4.613cm 4.433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13" draw:layer="layout" svg:width="0.628cm" svg:height="0.638cm" draw:transform="rotate (-1.61582582149635) translate (5.9cm 7.729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13" draw:layer="layout" svg:width="0.628cm" svg:height="0.638cm" draw:transform="rotate (0.0176278254451427) translate (5.148cm 1.061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13" draw:layer="layout" svg:width="0.628cm" svg:height="0.638cm" draw:transform="rotate (-3.07090681888402) translate (1.702cm 8.471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13" draw:layer="layout" svg:width="0.628cm" svg:height="0.638cm" draw:transform="rotate (1.58022110475567) translate (1.088cm 1.788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12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1" draw:text-style-name="P3" draw:layer="layout" svg:width="2.2cm" svg:height="2.385cm" svg:x="0.6cm" svg:y="0.6cm">
          <draw:text-box>
            <text:p text:style-name="P2"><text:span text:style-name="T1">1</text:span><text:span text:style-name="T1">2</text:span></text:p>
          </draw:text-box>
        </draw:frame>
        <draw:custom-shape draw:style-name="gr4" draw:text-style-name="P4" draw:layer="layout" svg:width="0.4cm" svg:height="0.4cm" svg:x="2.5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2cm" svg:height="2.385cm" svg:x="4.3cm" svg:y="0.6cm">
          <draw:text-box>
            <text:p text:style-name="P5"><text:span text:style-name="T1">1</text:span><text:span text:style-name="T1">2</text:span></text:p>
          </draw:text-box>
        </draw:frame>
        <draw:frame draw:style-name="gr11" draw:text-style-name="P6" draw:layer="layout" svg:width="2.102cm" svg:height="2.385cm" draw:transform="rotate (-3.13391320488102) translate (2.708cm 8.889cm)">
          <draw:text-box>
            <text:p text:style-name="P5"><text:span text:style-name="T1">1</text:span><text:span text:style-name="T1">2</text:span></text:p>
          </draw:text-box>
        </draw:frame>
        <draw:frame draw:style-name="gr11" draw:text-style-name="P3" draw:layer="layout" svg:width="2.097cm" svg:height="2.385cm" draw:transform="rotate (-3.13391320488102) translate (6.306cm 8.894cm)">
          <draw:text-box>
            <text:p text:style-name="P2"><text:span text:style-name="T1">1</text:span><text:span text:style-name="T1">2</text:span></text:p>
          </draw:text-box>
        </draw:frame>
        <draw:frame draw:style-name="gr3" draw:text-style-name="P12" draw:layer="layout" svg:width="5.7cm" svg:height="1.5cm" svg:x="0.6cm" svg:y="1.8cm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frame draw:style-name="gr3" draw:text-style-name="P12" draw:layer="layout" svg:width="5.7cm" svg:height="1.5cm" draw:transform="rotate (3.12972441467623) translate (6.291cm 7.734cm)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custom-shape draw:style-name="gr4" draw:text-style-name="P4" draw:layer="layout" svg:width="0.4cm" svg:height="0.4cm" svg:x="3.9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4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3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14" draw:layer="layout" svg:width="1.5cm" svg:height="1.5cm" svg:x="0.6cm" svg:y="0.6cm">
          <draw:text-box>
            <text:p text:style-name="P2"><text:span text:style-name="T6">1</text:span></text:p>
          </draw:text-box>
        </draw:frame>
        <draw:custom-shape draw:style-name="gr4" draw:text-style-name="P4" draw:layer="layout" svg:width="0.4cm" svg:height="0.4cm" svg:x="3.28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5" draw:layer="layout" svg:width="1.5cm" svg:height="1.5cm" svg:x="4.8cm" svg:y="0.6cm">
          <draw:text-box>
            <text:p text:style-name="P5"><text:span text:style-name="T6">1</text:span></text:p>
          </draw:text-box>
        </draw:frame>
        <draw:frame draw:style-name="gr3" draw:text-style-name="P15" draw:layer="layout" svg:width="1.5cm" svg:height="1.5cm" draw:transform="rotate (-3.13391320488102) translate (2.106cm 8.894cm)">
          <draw:text-box>
            <text:p text:style-name="P5"><text:span text:style-name="T6">1</text:span></text:p>
          </draw:text-box>
        </draw:frame>
        <draw:frame draw:style-name="gr3" draw:text-style-name="P14" draw:layer="layout" svg:width="1.5cm" svg:height="1.5cm" draw:transform="rotate (-3.13391320488102) translate (6.306cm 8.894cm)">
          <draw:text-box>
            <text:p text:style-name="P2"><text:span text:style-name="T6">1</text:span></text:p>
          </draw:text-box>
        </draw:frame>
        <draw:frame draw:style-name="gr3" draw:text-style-name="P8" draw:layer="layout" svg:width="5.7cm" svg:height="1.5cm" svg:x="0.6cm" svg:y="1.4cm">
          <draw:text-box>
            <text:p text:style-name="P7"><text:span text:style-name="T2">AVA</text:span><text:span text:style-name="T2">NCE</text:span><text:span text:style-name="T2">R</text:span></text:p>
            <text:p text:style-name="P7"><text:span text:style-name="T2">DÉ</text:span><text:span text:style-name="T2">MA</text:span><text:span text:style-name="T2">RRE</text:span><text:span text:style-name="T2">R</text:span></text:p>
          </draw:text-box>
        </draw:frame>
        <draw:frame draw:style-name="gr19" draw:text-style-name="P8" draw:layer="layout" svg:width="5.697cm" svg:height="1.51cm" draw:transform="rotate (3.13146974392823) translate (6.288cm 8.134cm)">
          <draw:text-box>
            <text:p text:style-name="P7"><text:span text:style-name="T2">AVA</text:span><text:span text:style-name="T2">NCE</text:span><text:span text:style-name="T2">R</text:span></text:p>
            <text:p text:style-name="P7"><text:span text:style-name="T2">DÉ</text:span><text:span text:style-name="T2">MA</text:span><text:span text:style-name="T2">RRE</text:span><text:span text:style-name="T2">R</text:span></text:p>
          </draw:text-box>
        </draw:frame>
        <draw:frame draw:style-name="gr5" draw:text-style-name="P10" draw:layer="layout" svg:width="1.2cm" svg:height="0.963cm" svg:x="2.88cm" svg:y="1.8cm">
          <draw:text-box>
            <text:p text:style-name="P9"><text:span text:style-name="T3">OU</text:span></text:p>
          </draw:text-box>
        </draw:frame>
        <draw:frame draw:style-name="gr6" draw:text-style-name="P10" draw:layer="layout" svg:width="1.192cm" svg:height="0.966cm" draw:transform="rotate (3.13408773780622) translate (4.062cm 7.725cm)">
          <draw:text-box>
            <text:p text:style-name="P9"><text:span text:style-name="T3">OU</text:span></text:p>
          </draw:text-box>
        </draw:frame>
        <draw:g>
          <draw:custom-shape draw:style-name="gr7" draw:text-style-name="P1" draw:layer="layout" svg:width="0.5cm" svg:height="0.414cm" svg:x="5.5cm" svg:y="2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2.0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7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7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3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0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0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3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0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0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</draw:page>
      <draw:page draw:name="page14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14" draw:layer="layout" svg:width="1.5cm" svg:height="1.5cm" svg:x="0.6cm" svg:y="0.6cm">
          <draw:text-box>
            <text:p text:style-name="P2"><text:span text:style-name="T6">2</text:span></text:p>
          </draw:text-box>
        </draw:frame>
        <draw:custom-shape draw:style-name="gr4" draw:text-style-name="P4" draw:layer="layout" svg:width="0.4cm" svg:height="0.4cm" svg:x="3.2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5" draw:layer="layout" svg:width="1.5cm" svg:height="1.5cm" svg:x="4.8cm" svg:y="0.6cm">
          <draw:text-box>
            <text:p text:style-name="P5"><text:span text:style-name="T6">2</text:span></text:p>
          </draw:text-box>
        </draw:frame>
        <draw:frame draw:style-name="gr3" draw:text-style-name="P15" draw:layer="layout" svg:width="1.5cm" svg:height="1.5cm" draw:transform="rotate (-3.13391320488102) translate (2.106cm 8.894cm)">
          <draw:text-box>
            <text:p text:style-name="P5"><text:span text:style-name="T6">2</text:span></text:p>
          </draw:text-box>
        </draw:frame>
        <draw:frame draw:style-name="gr3" draw:text-style-name="P14" draw:layer="layout" svg:width="1.5cm" svg:height="1.5cm" draw:transform="rotate (-3.13391320488102) translate (6.306cm 8.894cm)">
          <draw:text-box>
            <text:p text:style-name="P2"><text:span text:style-name="T6">2</text:span></text:p>
          </draw:text-box>
        </draw:frame>
        <draw:frame draw:style-name="gr3" draw:text-style-name="P11" draw:layer="layout" svg:width="5.7cm" svg:height="1.5cm" svg:x="0.6cm" svg:y="1.8cm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frame draw:style-name="gr3" draw:text-style-name="P11" draw:layer="layout" svg:width="5.7cm" svg:height="1.5cm" draw:transform="rotate (3.12972441467623) translate (6.291cm 7.734cm)">
          <draw:text-box>
            <text:p text:style-name="P9"><text:span text:style-name="T2">AVA</text:span><text:span text:style-name="T2">NCE</text:span><text:span text:style-name="T2">R</text:span></text:p>
          </draw:text-box>
        </draw:frame>
      </draw:page>
      <draw:page draw:name="page15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14" draw:layer="layout" svg:width="1.5cm" svg:height="1.5cm" svg:x="0.6cm" svg:y="0.6cm">
          <draw:text-box>
            <text:p text:style-name="P2"><text:span text:style-name="T6">3</text:span></text:p>
          </draw:text-box>
        </draw:frame>
        <draw:custom-shape draw:style-name="gr4" draw:text-style-name="P4" draw:layer="layout" svg:width="0.4cm" svg:height="0.4cm" svg:x="2.5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5" draw:layer="layout" svg:width="1.5cm" svg:height="1.5cm" svg:x="4.8cm" svg:y="0.6cm">
          <draw:text-box>
            <text:p text:style-name="P5"><text:span text:style-name="T6">3</text:span></text:p>
          </draw:text-box>
        </draw:frame>
        <draw:frame draw:style-name="gr3" draw:text-style-name="P15" draw:layer="layout" svg:width="1.5cm" svg:height="1.5cm" draw:transform="rotate (-3.13391320488102) translate (2.106cm 8.894cm)">
          <draw:text-box>
            <text:p text:style-name="P5"><text:span text:style-name="T6">3</text:span></text:p>
          </draw:text-box>
        </draw:frame>
        <draw:frame draw:style-name="gr3" draw:text-style-name="P14" draw:layer="layout" svg:width="1.5cm" svg:height="1.5cm" draw:transform="rotate (-3.13391320488102) translate (6.306cm 8.894cm)">
          <draw:text-box>
            <text:p text:style-name="P2"><text:span text:style-name="T6">3</text:span></text:p>
          </draw:text-box>
        </draw:frame>
        <draw:frame draw:style-name="gr3" draw:text-style-name="P11" draw:layer="layout" svg:width="5.7cm" svg:height="1.5cm" svg:x="0.6cm" svg:y="1.8cm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frame draw:style-name="gr3" draw:text-style-name="P11" draw:layer="layout" svg:width="5.7cm" svg:height="1.5cm" draw:transform="rotate (3.12972441467623) translate (6.291cm 7.734cm)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custom-shape draw:style-name="gr4" draw:text-style-name="P4" draw:layer="layout" svg:width="0.4cm" svg:height="0.4cm" svg:x="3.28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6" draw:style-name="dp1" draw:master-page-name="Standard">
        <draw:g>
          <draw:custom-shape draw:style-name="gr9" draw:text-style-name="P4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4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4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1" draw:text-style-name="P14" draw:layer="layout" svg:width="2cm" svg:height="2.385cm" svg:x="0.6cm" svg:y="0.6cm">
          <draw:text-box>
            <text:p text:style-name="P2"><text:span text:style-name="T6">-</text:span><text:span text:style-name="T6">4</text:span></text:p>
          </draw:text-box>
        </draw:frame>
        <draw:custom-shape draw:style-name="gr12" draw:text-style-name="P1" draw:layer="layout" svg:width="0.4cm" svg:height="0.4cm" svg:x="2.5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4cm" svg:x="3.9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5" draw:layer="layout" svg:width="2.5cm" svg:height="1.5cm" svg:x="3.8cm" svg:y="0.6cm">
          <draw:text-box>
            <text:p text:style-name="P5"><text:span text:style-name="T6">-</text:span><text:span text:style-name="T6">4</text:span></text:p>
          </draw:text-box>
        </draw:frame>
        <draw:frame draw:style-name="gr11" draw:text-style-name="P15" draw:layer="layout" svg:width="2.503cm" svg:height="2.385cm" draw:transform="rotate (-3.13391320488102) translate (3.109cm 8.886cm)">
          <draw:text-box>
            <text:p text:style-name="P5"><text:span text:style-name="T6">-</text:span><text:span text:style-name="T6">4</text:span></text:p>
          </draw:text-box>
        </draw:frame>
        <draw:frame draw:style-name="gr11" draw:text-style-name="P14" draw:layer="layout" svg:width="2.497cm" svg:height="2.385cm" draw:transform="rotate (-3.13391320488102) translate (6.306cm 8.894cm)">
          <draw:text-box>
            <text:p text:style-name="P2"><text:span text:style-name="T6">-</text:span><text:span text:style-name="T6">4</text:span></text:p>
          </draw:text-box>
        </draw:frame>
        <draw:frame draw:style-name="gr3" draw:text-style-name="P11" draw:layer="layout" svg:width="5.7cm" svg:height="1.5cm" svg:x="0.6cm" svg:y="1.8cm">
          <draw:text-box>
            <text:p text:style-name="P9"><text:span text:style-name="T2">REC</text:span><text:span text:style-name="T2">ULE</text:span><text:span text:style-name="T2">R</text:span></text:p>
          </draw:text-box>
        </draw:frame>
        <draw:frame draw:style-name="gr3" draw:text-style-name="P11" draw:layer="layout" svg:width="5.7cm" svg:height="1.5cm" draw:transform="rotate (3.12972441467623) translate (6.291cm 7.734cm)">
          <draw:text-box>
            <text:p text:style-name="P9"><text:span text:style-name="T2">REC</text:span><text:span text:style-name="T2">ULE</text:span><text:span text:style-name="T2">R</text:span></text:p>
          </draw:text-box>
        </draw:frame>
        <draw:custom-shape draw:style-name="gr12" draw:text-style-name="P1" draw:layer="layout" svg:width="0.4cm" svg:height="0.4cm" svg:x="2.58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4cm" svg:x="3.98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7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14" draw:layer="layout" svg:width="1.5cm" svg:height="1.5cm" svg:x="0.6cm" svg:y="0.6cm">
          <draw:text-box>
            <text:p text:style-name="P2"><text:span text:style-name="T6">5</text:span></text:p>
          </draw:text-box>
        </draw:frame>
        <draw:custom-shape draw:style-name="gr4" draw:text-style-name="P4" draw:layer="layout" svg:width="0.4cm" svg:height="0.4cm" svg:x="2.5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5" draw:layer="layout" svg:width="1.5cm" svg:height="1.5cm" svg:x="4.8cm" svg:y="0.6cm">
          <draw:text-box>
            <text:p text:style-name="P5"><text:span text:style-name="T6">5</text:span></text:p>
          </draw:text-box>
        </draw:frame>
        <draw:frame draw:style-name="gr3" draw:text-style-name="P15" draw:layer="layout" svg:width="1.5cm" svg:height="1.5cm" draw:transform="rotate (-3.13391320488102) translate (2.106cm 8.894cm)">
          <draw:text-box>
            <text:p text:style-name="P5"><text:span text:style-name="T6">5</text:span></text:p>
          </draw:text-box>
        </draw:frame>
        <draw:frame draw:style-name="gr3" draw:text-style-name="P14" draw:layer="layout" svg:width="1.5cm" svg:height="1.5cm" draw:transform="rotate (-3.13391320488102) translate (6.306cm 8.894cm)">
          <draw:text-box>
            <text:p text:style-name="P2"><text:span text:style-name="T6">5</text:span></text:p>
          </draw:text-box>
        </draw:frame>
        <draw:frame draw:style-name="gr3" draw:text-style-name="P11" draw:layer="layout" svg:width="5.7cm" svg:height="1.5cm" svg:x="0.6cm" svg:y="1.8cm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frame draw:style-name="gr3" draw:text-style-name="P11" draw:layer="layout" svg:width="5.7cm" svg:height="1.5cm" draw:transform="rotate (3.12972441467623) translate (6.291cm 7.734cm)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custom-shape draw:style-name="gr4" draw:text-style-name="P4" draw:layer="layout" svg:width="0.4cm" svg:height="0.4cm" svg:x="3.28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8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14" draw:layer="layout" svg:width="1.5cm" svg:height="1.5cm" svg:x="0.6cm" svg:y="0.6cm">
          <draw:text-box>
            <text:p text:style-name="P2"><text:span text:style-name="T6">6</text:span></text:p>
          </draw:text-box>
        </draw:frame>
        <draw:custom-shape draw:style-name="gr4" draw:text-style-name="P4" draw:layer="layout" svg:width="0.4cm" svg:height="0.4cm" svg:x="2.5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5" draw:layer="layout" svg:width="1.5cm" svg:height="1.5cm" svg:x="4.8cm" svg:y="0.6cm">
          <draw:text-box>
            <text:p text:style-name="P5"><text:span text:style-name="T6">6</text:span></text:p>
          </draw:text-box>
        </draw:frame>
        <draw:frame draw:style-name="gr3" draw:text-style-name="P15" draw:layer="layout" svg:width="1.5cm" svg:height="1.5cm" draw:transform="rotate (-3.13391320488102) translate (2.106cm 8.894cm)">
          <draw:text-box>
            <text:p text:style-name="P5"><text:span text:style-name="T6">6</text:span></text:p>
          </draw:text-box>
        </draw:frame>
        <draw:frame draw:style-name="gr3" draw:text-style-name="P14" draw:layer="layout" svg:width="1.5cm" svg:height="1.5cm" draw:transform="rotate (-3.13391320488102) translate (6.306cm 8.894cm)">
          <draw:text-box>
            <text:p text:style-name="P2"><text:span text:style-name="T6">6</text:span></text:p>
          </draw:text-box>
        </draw:frame>
        <draw:frame draw:style-name="gr3" draw:text-style-name="P12" draw:layer="layout" svg:width="5.7cm" svg:height="1.5cm" svg:x="0.6cm" svg:y="1.8cm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frame draw:style-name="gr3" draw:text-style-name="P12" draw:layer="layout" svg:width="5.7cm" svg:height="1.5cm" draw:transform="rotate (3.12972441467623) translate (6.291cm 7.734cm)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custom-shape draw:style-name="gr4" draw:text-style-name="P4" draw:layer="layout" svg:width="0.4cm" svg:height="0.4cm" svg:x="3.98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3cm" svg:y="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9" draw:style-name="dp1" draw:master-page-name="Standard">
        <draw:g>
          <draw:custom-shape draw:style-name="gr9" draw:text-style-name="P4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4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4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3" draw:text-style-name="P14" draw:layer="layout" svg:width="2.4cm" svg:height="3.452cm" svg:x="0.6cm" svg:y="0.6cm">
          <draw:text-box>
            <text:p text:style-name="P2"><text:span text:style-name="T6">7</text:span><text:span text:style-name="T7">x</text:span><text:span text:style-name="T8">1</text:span></text:p>
          </draw:text-box>
        </draw:frame>
        <draw:frame draw:style-name="gr14" draw:text-style-name="P15" draw:layer="layout" svg:width="2.3cm" svg:height="2.139cm" svg:x="4cm" svg:y="0.6cm">
          <draw:text-box>
            <text:p text:style-name="P5"><text:span text:style-name="T6">7</text:span><text:span text:style-name="T7">x</text:span><text:span text:style-name="T8">1</text:span></text:p>
          </draw:text-box>
        </draw:frame>
        <draw:frame draw:style-name="gr14" draw:text-style-name="P15" draw:layer="layout" svg:width="3.202cm" svg:height="2.139cm" draw:transform="rotate (-3.13391320488102) translate (3.808cm 8.881cm)">
          <draw:text-box>
            <text:p text:style-name="P5"><text:span text:style-name="T6">7</text:span><text:span text:style-name="T7">x</text:span><text:span text:style-name="T8">1</text:span></text:p>
          </draw:text-box>
        </draw:frame>
        <draw:frame draw:style-name="gr14" draw:text-style-name="P14" draw:layer="layout" svg:width="2.398cm" svg:height="2.139cm" draw:transform="rotate (-3.13391320488102) translate (6.306cm 8.894cm)">
          <draw:text-box>
            <text:p text:style-name="P2"><text:span text:style-name="T6">7</text:span><text:span text:style-name="T7">x</text:span><text:span text:style-name="T8">1</text:span></text:p>
          </draw:text-box>
        </draw:frame>
        <draw:frame draw:style-name="gr3" draw:text-style-name="P11" draw:layer="layout" svg:width="5.7cm" svg:height="1.5cm" svg:x="0.6cm" svg:y="1.8cm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frame draw:style-name="gr3" draw:text-style-name="P11" draw:layer="layout" svg:width="5.7cm" svg:height="1.5cm" draw:transform="rotate (3.12972441467623) translate (6.291cm 7.734cm)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g>
          <draw:custom-shape draw:style-name="gr7" draw:text-style-name="P1" draw:layer="layout" svg:width="0.5cm" svg:height="0.414cm" svg:x="3.23cm" svg:y="3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3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3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13cm" svg:y="4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186cm" svg:y="3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13cm" svg:y="3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13cm" svg:y="5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186cm" svg:y="5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13cm" svg:y="5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3.23cm" svg:y="6.1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5.8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5.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2.33cm" svg:y="5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2.386cm" svg:y="5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2.33cm" svg:y="5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3.23cm" svg:y="4.93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4.60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4.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2.33cm" svg:y="4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2.386cm" svg:y="3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2.33cm" svg:y="3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</draw:page>
      <draw:page draw:name="page20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14" draw:layer="layout" svg:width="1.5cm" svg:height="1.5cm" svg:x="0.6cm" svg:y="0.6cm">
          <draw:text-box>
            <text:p text:style-name="P2"><text:span text:style-name="T6">8</text:span></text:p>
          </draw:text-box>
        </draw:frame>
        <draw:custom-shape draw:style-name="gr4" draw:text-style-name="P4" draw:layer="layout" svg:width="0.4cm" svg:height="0.4cm" svg:x="2.5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5" draw:layer="layout" svg:width="1.5cm" svg:height="1.5cm" svg:x="4.8cm" svg:y="0.6cm">
          <draw:text-box>
            <text:p text:style-name="P5"><text:span text:style-name="T6">8</text:span></text:p>
          </draw:text-box>
        </draw:frame>
        <draw:frame draw:style-name="gr3" draw:text-style-name="P15" draw:layer="layout" svg:width="1.5cm" svg:height="1.5cm" draw:transform="rotate (-3.13391320488102) translate (2.106cm 8.894cm)">
          <draw:text-box>
            <text:p text:style-name="P5"><text:span text:style-name="T6">8</text:span></text:p>
          </draw:text-box>
        </draw:frame>
        <draw:frame draw:style-name="gr3" draw:text-style-name="P14" draw:layer="layout" svg:width="1.5cm" svg:height="1.5cm" draw:transform="rotate (-3.13391320488102) translate (6.306cm 8.894cm)">
          <draw:text-box>
            <text:p text:style-name="P2"><text:span text:style-name="T6">8</text:span></text:p>
          </draw:text-box>
        </draw:frame>
        <draw:frame draw:style-name="gr3" draw:text-style-name="P12" draw:layer="layout" svg:width="5.7cm" svg:height="1.5cm" svg:x="0.6cm" svg:y="1.8cm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frame draw:style-name="gr3" draw:text-style-name="P12" draw:layer="layout" svg:width="5.7cm" svg:height="1.5cm" draw:transform="rotate (3.12972441467623) translate (6.291cm 7.734cm)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custom-shape draw:style-name="gr4" draw:text-style-name="P4" draw:layer="layout" svg:width="0.4cm" svg:height="0.4cm" svg:x="3.9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1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14" draw:layer="layout" svg:width="1.5cm" svg:height="1.5cm" svg:x="0.6cm" svg:y="0.6cm">
          <draw:text-box>
            <text:p text:style-name="P2"><text:span text:style-name="T6">9</text:span></text:p>
          </draw:text-box>
        </draw:frame>
        <draw:custom-shape draw:style-name="gr4" draw:text-style-name="P4" draw:layer="layout" svg:width="0.4cm" svg:height="0.4cm" svg:x="2.5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5" draw:layer="layout" svg:width="1.5cm" svg:height="1.5cm" svg:x="4.8cm" svg:y="0.6cm">
          <draw:text-box>
            <text:p text:style-name="P5"><text:span text:style-name="T6">9</text:span></text:p>
          </draw:text-box>
        </draw:frame>
        <draw:frame draw:style-name="gr3" draw:text-style-name="P15" draw:layer="layout" svg:width="1.5cm" svg:height="1.5cm" draw:transform="rotate (-3.13391320488102) translate (2.106cm 8.894cm)">
          <draw:text-box>
            <text:p text:style-name="P5"><text:span text:style-name="T6">9</text:span></text:p>
          </draw:text-box>
        </draw:frame>
        <draw:frame draw:style-name="gr3" draw:text-style-name="P14" draw:layer="layout" svg:width="1.5cm" svg:height="1.5cm" draw:transform="rotate (-3.13391320488102) translate (6.306cm 8.894cm)">
          <draw:text-box>
            <text:p text:style-name="P2"><text:span text:style-name="T6">9</text:span></text:p>
          </draw:text-box>
        </draw:frame>
        <draw:frame draw:style-name="gr3" draw:text-style-name="P12" draw:layer="layout" svg:width="5.7cm" svg:height="1.5cm" svg:x="0.6cm" svg:y="1.8cm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frame draw:style-name="gr3" draw:text-style-name="P12" draw:layer="layout" svg:width="5.7cm" svg:height="1.5cm" draw:transform="rotate (3.12972441467623) translate (6.291cm 7.734cm)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custom-shape draw:style-name="gr4" draw:text-style-name="P4" draw:layer="layout" svg:width="0.4cm" svg:height="0.4cm" svg:x="3.9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2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1" draw:text-style-name="P14" draw:layer="layout" svg:width="1.9cm" svg:height="2.385cm" svg:x="0.6cm" svg:y="0.6cm">
          <draw:text-box>
            <text:p text:style-name="P2"><text:span text:style-name="T6">1</text:span><text:span text:style-name="T6">0</text:span></text:p>
          </draw:text-box>
        </draw:frame>
        <draw:custom-shape draw:style-name="gr4" draw:text-style-name="P4" draw:layer="layout" svg:width="0.4cm" svg:height="0.4cm" svg:x="3.28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5" draw:layer="layout" svg:width="2cm" svg:height="2.385cm" svg:x="4.3cm" svg:y="0.6cm">
          <draw:text-box>
            <text:p text:style-name="P5"><text:span text:style-name="T6">1</text:span><text:span text:style-name="T6">0</text:span></text:p>
          </draw:text-box>
        </draw:frame>
        <draw:frame draw:style-name="gr11" draw:text-style-name="P15" draw:layer="layout" svg:width="2.102cm" svg:height="2.385cm" draw:transform="rotate (-3.13391320488102) translate (2.708cm 8.889cm)">
          <draw:text-box>
            <text:p text:style-name="P5"><text:span text:style-name="T6">1</text:span><text:span text:style-name="T6">0</text:span></text:p>
          </draw:text-box>
        </draw:frame>
        <draw:frame draw:style-name="gr11" draw:text-style-name="P14" draw:layer="layout" svg:width="2.297cm" svg:height="2.385cm" draw:transform="rotate (-3.13391320488102) translate (6.306cm 8.894cm)">
          <draw:text-box>
            <text:p text:style-name="P2"><text:span text:style-name="T6">1</text:span><text:span text:style-name="T6">0</text:span></text:p>
          </draw:text-box>
        </draw:frame>
        <draw:frame draw:style-name="gr3" draw:text-style-name="P8" draw:layer="layout" svg:width="5.7cm" svg:height="1.5cm" svg:x="0.6cm" svg:y="1.4cm">
          <draw:text-box>
            <text:p text:style-name="P7"><text:span text:style-name="T2">AVA</text:span><text:span text:style-name="T2">NCE</text:span><text:span text:style-name="T2">R</text:span></text:p>
            <text:p text:style-name="P7"><text:span text:style-name="T2">DÉ</text:span><text:span text:style-name="T2">MA</text:span><text:span text:style-name="T2">RRE</text:span><text:span text:style-name="T2">R</text:span></text:p>
          </draw:text-box>
        </draw:frame>
        <draw:frame draw:style-name="gr19" draw:text-style-name="P8" draw:layer="layout" svg:width="5.697cm" svg:height="1.51cm" draw:transform="rotate (3.13146974392823) translate (6.288cm 8.134cm)">
          <draw:text-box>
            <text:p text:style-name="P7"><text:span text:style-name="T2">AVA</text:span><text:span text:style-name="T2">NCE</text:span><text:span text:style-name="T2">R</text:span></text:p>
            <text:p text:style-name="P7"><text:span text:style-name="T2">DÉ</text:span><text:span text:style-name="T2">MA</text:span><text:span text:style-name="T2">RRE</text:span><text:span text:style-name="T2">R</text:span></text:p>
          </draw:text-box>
        </draw:frame>
        <draw:frame draw:style-name="gr5" draw:text-style-name="P10" draw:layer="layout" svg:width="1.2cm" svg:height="0.963cm" svg:x="2.88cm" svg:y="1.8cm">
          <draw:text-box>
            <text:p text:style-name="P9"><text:span text:style-name="T3">OU</text:span></text:p>
          </draw:text-box>
        </draw:frame>
        <draw:frame draw:style-name="gr6" draw:text-style-name="P10" draw:layer="layout" svg:width="1.192cm" svg:height="0.966cm" draw:transform="rotate (3.13408773780622) translate (4.062cm 7.725cm)">
          <draw:text-box>
            <text:p text:style-name="P9"><text:span text:style-name="T3">OU</text:span></text:p>
          </draw:text-box>
        </draw:frame>
        <draw:g>
          <draw:custom-shape draw:style-name="gr7" draw:text-style-name="P1" draw:layer="layout" svg:width="0.5cm" svg:height="0.414cm" svg:x="5.5cm" svg:y="2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2.0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7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7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3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0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0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3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0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0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4" draw:text-style-name="P4" draw:layer="layout" svg:width="0.4cm" svg:height="0.4cm" svg:x="2.581cm" svg:y="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3cm" svg:y="4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4cm" svg:y="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3" draw:style-name="dp1" draw:master-page-name="Standard">
        <draw:g>
          <draw:custom-shape draw:style-name="gr7" draw:text-style-name="P1" draw:layer="layout" svg:width="0.5cm" svg:height="0.414cm" svg:x="5.5cm" svg:y="1.9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6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1.9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6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6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4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1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1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4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1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1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12" draw:layer="layout" svg:width="5.7cm" svg:height="1.5cm" svg:x="0.6cm" svg:y="2.1cm">
          <draw:text-box>
            <text:p text:style-name="P9"><text:span text:style-name="T2">PER</text:span><text:span text:style-name="T2">MUT</text:span><text:span text:style-name="T2">ER</text:span></text:p>
          </draw:text-box>
        </draw:frame>
        <draw:frame draw:style-name="gr3" draw:text-style-name="P12" draw:layer="layout" svg:width="5.7cm" svg:height="1.5cm" draw:transform="rotate (3.12972441467623) translate (6.291cm 7.434cm)">
          <draw:text-box>
            <text:p text:style-name="P9"><text:span text:style-name="T2">PER</text:span><text:span text:style-name="T2">MUT</text:span><text:span text:style-name="T2">ER</text:span></text:p>
          </draw:text-box>
        </draw:frame>
        <draw:g>
          <draw:custom-shape draw:style-name="gr7" draw:text-style-name="P1" draw:layer="layout" svg:width="0.5cm" svg:height="0.414cm" svg:x="1.602cm" svg:y="1.1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1.658cm" svg:y="0.8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1.602cm" svg:y="0.8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801cm" svg:y="1.1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857cm" svg:y="0.8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801cm" svg:y="0.8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1.603cm" svg:y="8.289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1.659cm" svg:y="7.95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1.603cm" svg:y="7.90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802cm" svg:y="8.2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858cm" svg:y="7.9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802cm" svg:y="7.9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5" draw:text-style-name="P4" draw:layer="layout" svg:width="1.5cm" svg:height="1.086cm" svg:x="1.83cm" svg:y="5.61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4" draw:layer="layout" svg:width="1.165cm" svg:height="1.087cm" svg:x="1.998cm" svg:y="4.74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5" draw:text-style-name="P4" draw:layer="layout" svg:width="1.5cm" svg:height="1.086cm" svg:x="1.83cm" svg:y="4.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5" draw:text-style-name="P4" draw:layer="layout" svg:width="1.5cm" svg:height="1.086cm" svg:x="3.631cm" svg:y="3.8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4" draw:layer="layout" svg:width="1.165cm" svg:height="1.087cm" svg:x="3.799cm" svg:y="2.94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5" draw:text-style-name="P4" draw:layer="layout" svg:width="1.5cm" svg:height="1.086cm" svg:x="3.631cm" svg:y="2.8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0" draw:text-style-name="P16" draw:layer="layout" svg:width="1.5cm" svg:height="1.4cm" draw:transform="rotate (1.48632239099837) translate (2.319cm 5.039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0" draw:text-style-name="P16" draw:layer="layout" svg:width="1.5cm" svg:height="1.4cm" draw:transform="rotate (-1.61582582149635) translate (4.613cm 4.433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16" draw:layer="layout" svg:width="0.628cm" svg:height="0.638cm" draw:transform="rotate (-1.61582582149635) translate (5.9cm 7.729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16" draw:layer="layout" svg:width="0.628cm" svg:height="0.638cm" draw:transform="rotate (0.0176278254451427) translate (5.148cm 1.061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16" draw:layer="layout" svg:width="0.628cm" svg:height="0.638cm" draw:transform="rotate (-3.07090681888402) translate (1.702cm 8.471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16" draw:layer="layout" svg:width="0.628cm" svg:height="0.638cm" draw:transform="rotate (1.58022110475567) translate (1.088cm 1.788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24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1" draw:text-style-name="P14" draw:layer="layout" svg:width="2.2cm" svg:height="2.385cm" svg:x="0.6cm" svg:y="0.6cm">
          <draw:text-box>
            <text:p text:style-name="P2"><text:span text:style-name="T6">1</text:span><text:span text:style-name="T6">2</text:span></text:p>
          </draw:text-box>
        </draw:frame>
        <draw:custom-shape draw:style-name="gr4" draw:text-style-name="P4" draw:layer="layout" svg:width="0.4cm" svg:height="0.4cm" svg:x="2.5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5" draw:layer="layout" svg:width="2cm" svg:height="2.385cm" svg:x="4.3cm" svg:y="0.6cm">
          <draw:text-box>
            <text:p text:style-name="P5"><text:span text:style-name="T6">1</text:span><text:span text:style-name="T6">2</text:span></text:p>
          </draw:text-box>
        </draw:frame>
        <draw:frame draw:style-name="gr11" draw:text-style-name="P15" draw:layer="layout" svg:width="2.102cm" svg:height="2.385cm" draw:transform="rotate (-3.13391320488102) translate (2.708cm 8.889cm)">
          <draw:text-box>
            <text:p text:style-name="P5"><text:span text:style-name="T6">1</text:span><text:span text:style-name="T6">2</text:span></text:p>
          </draw:text-box>
        </draw:frame>
        <draw:frame draw:style-name="gr3" draw:text-style-name="P12" draw:layer="layout" svg:width="5.7cm" svg:height="1.5cm" svg:x="0.6cm" svg:y="1.8cm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frame draw:style-name="gr3" draw:text-style-name="P12" draw:layer="layout" svg:width="5.7cm" svg:height="1.5cm" draw:transform="rotate (3.12972441467623) translate (6.291cm 7.734cm)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custom-shape draw:style-name="gr4" draw:text-style-name="P4" draw:layer="layout" svg:width="0.4cm" svg:height="0.4cm" svg:x="3.9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4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4" draw:layer="layout" svg:width="2.097cm" svg:height="2.385cm" draw:transform="rotate (-3.13391320488102) translate (6.306cm 8.895cm)">
          <draw:text-box>
            <text:p text:style-name="P2"><text:span text:style-name="T6">1</text:span><text:span text:style-name="T6">2</text:span></text:p>
          </draw:text-box>
        </draw:frame>
      </draw:page>
      <draw:page draw:name="page25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2" draw:text-style-name="P17" draw:layer="layout" svg:width="1.5cm" svg:height="1.5cm" svg:x="0.6cm" svg:y="0.6cm">
          <draw:text-box>
            <text:p text:style-name="P2"><text:span text:style-name="T9">1</text:span></text:p>
          </draw:text-box>
        </draw:frame>
        <draw:custom-shape draw:style-name="gr4" draw:text-style-name="P4" draw:layer="layout" svg:width="0.4cm" svg:height="0.4cm" svg:x="3.28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8" draw:layer="layout" svg:width="1.5cm" svg:height="1.5cm" svg:x="4.8cm" svg:y="0.6cm">
          <draw:text-box>
            <text:p text:style-name="P5"><text:span text:style-name="T10">1</text:span></text:p>
          </draw:text-box>
        </draw:frame>
        <draw:frame draw:style-name="gr22" draw:text-style-name="P18" draw:layer="layout" svg:width="1.5cm" svg:height="1.5cm" draw:transform="rotate (-3.13391320488102) translate (2.106cm 8.894cm)">
          <draw:text-box>
            <text:p text:style-name="P5"><text:span text:style-name="T10">1</text:span></text:p>
          </draw:text-box>
        </draw:frame>
        <draw:frame draw:style-name="gr22" draw:text-style-name="P19" draw:layer="layout" svg:width="1.5cm" svg:height="1.5cm" draw:transform="rotate (-3.13391320488102) translate (6.306cm 8.894cm)">
          <draw:text-box>
            <text:p text:style-name="P2"><text:span text:style-name="T10">1</text:span></text:p>
          </draw:text-box>
        </draw:frame>
        <draw:frame draw:style-name="gr3" draw:text-style-name="P8" draw:layer="layout" svg:width="5.7cm" svg:height="1.5cm" svg:x="0.6cm" svg:y="1.4cm">
          <draw:text-box>
            <text:p text:style-name="P7"><text:span text:style-name="T2">AVA</text:span><text:span text:style-name="T2">NCE</text:span><text:span text:style-name="T2">R</text:span></text:p>
            <text:p text:style-name="P7"><text:span text:style-name="T2">DÉ</text:span><text:span text:style-name="T2">MA</text:span><text:span text:style-name="T2">RRE</text:span><text:span text:style-name="T2">R</text:span></text:p>
          </draw:text-box>
        </draw:frame>
        <draw:frame draw:style-name="gr19" draw:text-style-name="P8" draw:layer="layout" svg:width="5.697cm" svg:height="1.51cm" draw:transform="rotate (3.13146974392823) translate (6.288cm 8.134cm)">
          <draw:text-box>
            <text:p text:style-name="P7"><text:span text:style-name="T2">AVA</text:span><text:span text:style-name="T2">NCE</text:span><text:span text:style-name="T2">R</text:span></text:p>
            <text:p text:style-name="P7"><text:span text:style-name="T2">DÉ</text:span><text:span text:style-name="T2">MA</text:span><text:span text:style-name="T2">RRE</text:span><text:span text:style-name="T2">R</text:span></text:p>
          </draw:text-box>
        </draw:frame>
        <draw:frame draw:style-name="gr5" draw:text-style-name="P10" draw:layer="layout" svg:width="1.2cm" svg:height="0.963cm" svg:x="2.88cm" svg:y="1.8cm">
          <draw:text-box>
            <text:p text:style-name="P9"><text:span text:style-name="T3">OU</text:span></text:p>
          </draw:text-box>
        </draw:frame>
        <draw:frame draw:style-name="gr6" draw:text-style-name="P10" draw:layer="layout" svg:width="1.192cm" svg:height="0.966cm" draw:transform="rotate (3.13408773780622) translate (4.062cm 7.725cm)">
          <draw:text-box>
            <text:p text:style-name="P9"><text:span text:style-name="T3">OU</text:span></text:p>
          </draw:text-box>
        </draw:frame>
        <draw:g>
          <draw:custom-shape draw:style-name="gr7" draw:text-style-name="P1" draw:layer="layout" svg:width="0.5cm" svg:height="0.414cm" svg:x="5.5cm" svg:y="2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2.0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7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7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3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0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0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3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0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0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</draw:page>
      <draw:page draw:name="page26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3" draw:text-style-name="P19" draw:layer="layout" svg:width="1.5cm" svg:height="1.5cm" svg:x="0.6cm" svg:y="0.6cm">
          <draw:text-box>
            <text:p text:style-name="P2"><text:span text:style-name="T10">2</text:span></text:p>
          </draw:text-box>
        </draw:frame>
        <draw:custom-shape draw:style-name="gr4" draw:text-style-name="P4" draw:layer="layout" svg:width="0.4cm" svg:height="0.4cm" svg:x="3.2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8" draw:layer="layout" svg:width="1.5cm" svg:height="1.5cm" svg:x="4.8cm" svg:y="0.6cm">
          <draw:text-box>
            <text:p text:style-name="P5"><text:span text:style-name="T10">2</text:span></text:p>
          </draw:text-box>
        </draw:frame>
        <draw:frame draw:style-name="gr23" draw:text-style-name="P18" draw:layer="layout" svg:width="1.5cm" svg:height="1.5cm" draw:transform="rotate (-3.13391320488102) translate (2.106cm 8.894cm)">
          <draw:text-box>
            <text:p text:style-name="P5"><text:span text:style-name="T10">2</text:span></text:p>
          </draw:text-box>
        </draw:frame>
        <draw:frame draw:style-name="gr23" draw:text-style-name="P19" draw:layer="layout" svg:width="1.5cm" svg:height="1.5cm" draw:transform="rotate (-3.13391320488102) translate (6.306cm 8.894cm)">
          <draw:text-box>
            <text:p text:style-name="P2"><text:span text:style-name="T10">2</text:span></text:p>
          </draw:text-box>
        </draw:frame>
        <draw:frame draw:style-name="gr3" draw:text-style-name="P11" draw:layer="layout" svg:width="5.7cm" svg:height="1.5cm" svg:x="0.6cm" svg:y="1.8cm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frame draw:style-name="gr3" draw:text-style-name="P11" draw:layer="layout" svg:width="5.7cm" svg:height="1.5cm" draw:transform="rotate (3.12972441467623) translate (6.291cm 7.734cm)">
          <draw:text-box>
            <text:p text:style-name="P9"><text:span text:style-name="T2">AVA</text:span><text:span text:style-name="T2">NCE</text:span><text:span text:style-name="T2">R</text:span></text:p>
          </draw:text-box>
        </draw:frame>
      </draw:page>
      <draw:page draw:name="page27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3" draw:text-style-name="P19" draw:layer="layout" svg:width="1.5cm" svg:height="1.5cm" svg:x="0.6cm" svg:y="0.6cm">
          <draw:text-box>
            <text:p text:style-name="P2"><text:span text:style-name="T10">3</text:span></text:p>
          </draw:text-box>
        </draw:frame>
        <draw:custom-shape draw:style-name="gr4" draw:text-style-name="P4" draw:layer="layout" svg:width="0.4cm" svg:height="0.4cm" svg:x="2.5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8" draw:layer="layout" svg:width="1.5cm" svg:height="1.5cm" svg:x="4.8cm" svg:y="0.6cm">
          <draw:text-box>
            <text:p text:style-name="P5"><text:span text:style-name="T10">3</text:span></text:p>
          </draw:text-box>
        </draw:frame>
        <draw:frame draw:style-name="gr23" draw:text-style-name="P18" draw:layer="layout" svg:width="1.5cm" svg:height="1.5cm" draw:transform="rotate (-3.13391320488102) translate (2.106cm 8.894cm)">
          <draw:text-box>
            <text:p text:style-name="P5"><text:span text:style-name="T10">3</text:span></text:p>
          </draw:text-box>
        </draw:frame>
        <draw:frame draw:style-name="gr23" draw:text-style-name="P19" draw:layer="layout" svg:width="1.5cm" svg:height="1.5cm" draw:transform="rotate (-3.13391320488102) translate (6.306cm 8.894cm)">
          <draw:text-box>
            <text:p text:style-name="P2"><text:span text:style-name="T10">3</text:span></text:p>
          </draw:text-box>
        </draw:frame>
        <draw:frame draw:style-name="gr3" draw:text-style-name="P11" draw:layer="layout" svg:width="5.7cm" svg:height="1.5cm" svg:x="0.6cm" svg:y="1.8cm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frame draw:style-name="gr3" draw:text-style-name="P11" draw:layer="layout" svg:width="5.7cm" svg:height="1.5cm" draw:transform="rotate (3.12972441467623) translate (6.291cm 7.734cm)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custom-shape draw:style-name="gr4" draw:text-style-name="P4" draw:layer="layout" svg:width="0.4cm" svg:height="0.4cm" svg:x="3.28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8" draw:style-name="dp1" draw:master-page-name="Standard">
        <draw:g>
          <draw:custom-shape draw:style-name="gr9" draw:text-style-name="P4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4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4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4" draw:text-style-name="P19" draw:layer="layout" svg:width="2cm" svg:height="2.385cm" svg:x="0.6cm" svg:y="0.6cm">
          <draw:text-box>
            <text:p text:style-name="P2"><text:span text:style-name="T10">-</text:span><text:span text:style-name="T10">4</text:span></text:p>
          </draw:text-box>
        </draw:frame>
        <draw:custom-shape draw:style-name="gr12" draw:text-style-name="P1" draw:layer="layout" svg:width="0.4cm" svg:height="0.4cm" svg:x="2.5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4cm" svg:x="3.9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8" draw:layer="layout" svg:width="2.5cm" svg:height="1.5cm" svg:x="3.8cm" svg:y="0.6cm">
          <draw:text-box>
            <text:p text:style-name="P5"><text:span text:style-name="T10">-</text:span><text:span text:style-name="T10">4</text:span></text:p>
          </draw:text-box>
        </draw:frame>
        <draw:frame draw:style-name="gr24" draw:text-style-name="P18" draw:layer="layout" svg:width="2.503cm" svg:height="2.385cm" draw:transform="rotate (-3.13391320488102) translate (3.109cm 8.886cm)">
          <draw:text-box>
            <text:p text:style-name="P5"><text:span text:style-name="T10">-</text:span><text:span text:style-name="T10">4</text:span></text:p>
          </draw:text-box>
        </draw:frame>
        <draw:frame draw:style-name="gr24" draw:text-style-name="P19" draw:layer="layout" svg:width="2.497cm" svg:height="2.385cm" draw:transform="rotate (-3.13391320488102) translate (6.306cm 8.894cm)">
          <draw:text-box>
            <text:p text:style-name="P2"><text:span text:style-name="T10">-</text:span><text:span text:style-name="T10">4</text:span></text:p>
          </draw:text-box>
        </draw:frame>
        <draw:frame draw:style-name="gr3" draw:text-style-name="P11" draw:layer="layout" svg:width="5.7cm" svg:height="1.5cm" svg:x="0.6cm" svg:y="1.8cm">
          <draw:text-box>
            <text:p text:style-name="P9"><text:span text:style-name="T2">REC</text:span><text:span text:style-name="T2">ULE</text:span><text:span text:style-name="T2">R</text:span></text:p>
          </draw:text-box>
        </draw:frame>
        <draw:frame draw:style-name="gr3" draw:text-style-name="P11" draw:layer="layout" svg:width="5.7cm" svg:height="1.5cm" draw:transform="rotate (3.12972441467623) translate (6.291cm 7.734cm)">
          <draw:text-box>
            <text:p text:style-name="P9"><text:span text:style-name="T2">REC</text:span><text:span text:style-name="T2">ULE</text:span><text:span text:style-name="T2">R</text:span></text:p>
          </draw:text-box>
        </draw:frame>
        <draw:custom-shape draw:style-name="gr12" draw:text-style-name="P1" draw:layer="layout" svg:width="0.4cm" svg:height="0.4cm" svg:x="2.58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4cm" svg:x="3.98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9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3" draw:text-style-name="P19" draw:layer="layout" svg:width="1.5cm" svg:height="1.5cm" svg:x="0.6cm" svg:y="0.6cm">
          <draw:text-box>
            <text:p text:style-name="P2"><text:span text:style-name="T10">5</text:span></text:p>
          </draw:text-box>
        </draw:frame>
        <draw:custom-shape draw:style-name="gr4" draw:text-style-name="P4" draw:layer="layout" svg:width="0.4cm" svg:height="0.4cm" svg:x="2.5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8" draw:layer="layout" svg:width="1.5cm" svg:height="1.5cm" svg:x="4.8cm" svg:y="0.6cm">
          <draw:text-box>
            <text:p text:style-name="P5"><text:span text:style-name="T10">5</text:span></text:p>
          </draw:text-box>
        </draw:frame>
        <draw:frame draw:style-name="gr23" draw:text-style-name="P18" draw:layer="layout" svg:width="1.5cm" svg:height="1.5cm" draw:transform="rotate (-3.13391320488102) translate (2.106cm 8.894cm)">
          <draw:text-box>
            <text:p text:style-name="P5"><text:span text:style-name="T10">5</text:span></text:p>
          </draw:text-box>
        </draw:frame>
        <draw:frame draw:style-name="gr23" draw:text-style-name="P19" draw:layer="layout" svg:width="1.5cm" svg:height="1.5cm" draw:transform="rotate (-3.13391320488102) translate (6.306cm 8.894cm)">
          <draw:text-box>
            <text:p text:style-name="P2"><text:span text:style-name="T10">5</text:span></text:p>
          </draw:text-box>
        </draw:frame>
        <draw:frame draw:style-name="gr3" draw:text-style-name="P11" draw:layer="layout" svg:width="5.7cm" svg:height="1.5cm" svg:x="0.6cm" svg:y="1.8cm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frame draw:style-name="gr3" draw:text-style-name="P11" draw:layer="layout" svg:width="5.7cm" svg:height="1.5cm" draw:transform="rotate (3.12972441467623) translate (6.291cm 7.734cm)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custom-shape draw:style-name="gr4" draw:text-style-name="P4" draw:layer="layout" svg:width="0.4cm" svg:height="0.4cm" svg:x="3.28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0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3" draw:text-style-name="P19" draw:layer="layout" svg:width="1.5cm" svg:height="1.5cm" svg:x="0.6cm" svg:y="0.6cm">
          <draw:text-box>
            <text:p text:style-name="P2"><text:span text:style-name="T10">6</text:span></text:p>
          </draw:text-box>
        </draw:frame>
        <draw:custom-shape draw:style-name="gr4" draw:text-style-name="P4" draw:layer="layout" svg:width="0.4cm" svg:height="0.4cm" svg:x="2.5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8" draw:layer="layout" svg:width="1.5cm" svg:height="1.5cm" svg:x="4.8cm" svg:y="0.6cm">
          <draw:text-box>
            <text:p text:style-name="P5"><text:span text:style-name="T10">6</text:span></text:p>
          </draw:text-box>
        </draw:frame>
        <draw:frame draw:style-name="gr23" draw:text-style-name="P18" draw:layer="layout" svg:width="1.5cm" svg:height="1.5cm" draw:transform="rotate (-3.13391320488102) translate (2.106cm 8.894cm)">
          <draw:text-box>
            <text:p text:style-name="P5"><text:span text:style-name="T10">6</text:span></text:p>
          </draw:text-box>
        </draw:frame>
        <draw:frame draw:style-name="gr23" draw:text-style-name="P19" draw:layer="layout" svg:width="1.5cm" svg:height="1.5cm" draw:transform="rotate (-3.13391320488102) translate (6.306cm 8.894cm)">
          <draw:text-box>
            <text:p text:style-name="P2"><text:span text:style-name="T10">6</text:span></text:p>
          </draw:text-box>
        </draw:frame>
        <draw:frame draw:style-name="gr3" draw:text-style-name="P12" draw:layer="layout" svg:width="5.7cm" svg:height="1.5cm" svg:x="0.6cm" svg:y="1.8cm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frame draw:style-name="gr3" draw:text-style-name="P12" draw:layer="layout" svg:width="5.7cm" svg:height="1.5cm" draw:transform="rotate (3.12972441467623) translate (6.291cm 7.734cm)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custom-shape draw:style-name="gr4" draw:text-style-name="P4" draw:layer="layout" svg:width="0.4cm" svg:height="0.4cm" svg:x="3.98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3cm" svg:y="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1" draw:style-name="dp1" draw:master-page-name="Standard">
        <draw:g>
          <draw:custom-shape draw:style-name="gr9" draw:text-style-name="P4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4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4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5" draw:text-style-name="P19" draw:layer="layout" svg:width="2.4cm" svg:height="3.452cm" svg:x="0.6cm" svg:y="0.6cm">
          <draw:text-box>
            <text:p text:style-name="P2"><text:span text:style-name="T10">7</text:span><text:span text:style-name="T11">x</text:span><text:span text:style-name="T12">1</text:span></text:p>
          </draw:text-box>
        </draw:frame>
        <draw:frame draw:style-name="gr26" draw:text-style-name="P18" draw:layer="layout" svg:width="2.3cm" svg:height="2.139cm" svg:x="4cm" svg:y="0.6cm">
          <draw:text-box>
            <text:p text:style-name="P5"><text:span text:style-name="T10">7</text:span><text:span text:style-name="T11">x</text:span><text:span text:style-name="T12">1</text:span></text:p>
          </draw:text-box>
        </draw:frame>
        <draw:frame draw:style-name="gr26" draw:text-style-name="P18" draw:layer="layout" svg:width="3.202cm" svg:height="2.139cm" draw:transform="rotate (-3.13391320488102) translate (3.808cm 8.881cm)">
          <draw:text-box>
            <text:p text:style-name="P5"><text:span text:style-name="T10">7</text:span><text:span text:style-name="T11">x</text:span><text:span text:style-name="T12">1</text:span></text:p>
          </draw:text-box>
        </draw:frame>
        <draw:frame draw:style-name="gr26" draw:text-style-name="P19" draw:layer="layout" svg:width="2.398cm" svg:height="2.139cm" draw:transform="rotate (-3.13391320488102) translate (6.306cm 8.894cm)">
          <draw:text-box>
            <text:p text:style-name="P2"><text:span text:style-name="T10">7</text:span><text:span text:style-name="T11">x</text:span><text:span text:style-name="T12">1</text:span></text:p>
          </draw:text-box>
        </draw:frame>
        <draw:frame draw:style-name="gr3" draw:text-style-name="P11" draw:layer="layout" svg:width="5.7cm" svg:height="1.5cm" svg:x="0.6cm" svg:y="1.8cm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frame draw:style-name="gr3" draw:text-style-name="P11" draw:layer="layout" svg:width="5.7cm" svg:height="1.5cm" draw:transform="rotate (3.12972441467623) translate (6.291cm 7.734cm)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g>
          <draw:custom-shape draw:style-name="gr7" draw:text-style-name="P1" draw:layer="layout" svg:width="0.5cm" svg:height="0.414cm" svg:x="3.23cm" svg:y="3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3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3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13cm" svg:y="4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186cm" svg:y="3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13cm" svg:y="3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13cm" svg:y="5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186cm" svg:y="5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13cm" svg:y="5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3.23cm" svg:y="6.1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5.8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5.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2.33cm" svg:y="5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2.386cm" svg:y="5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2.33cm" svg:y="5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3.23cm" svg:y="4.93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4.60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4.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2.33cm" svg:y="4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2.386cm" svg:y="3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2.33cm" svg:y="3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</draw:page>
      <draw:page draw:name="page32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3" draw:text-style-name="P19" draw:layer="layout" svg:width="1.5cm" svg:height="1.5cm" svg:x="0.6cm" svg:y="0.6cm">
          <draw:text-box>
            <text:p text:style-name="P2"><text:span text:style-name="T10">8</text:span></text:p>
          </draw:text-box>
        </draw:frame>
        <draw:custom-shape draw:style-name="gr4" draw:text-style-name="P4" draw:layer="layout" svg:width="0.4cm" svg:height="0.4cm" svg:x="2.5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8" draw:layer="layout" svg:width="1.5cm" svg:height="1.5cm" svg:x="4.8cm" svg:y="0.6cm">
          <draw:text-box>
            <text:p text:style-name="P5"><text:span text:style-name="T10">8</text:span></text:p>
          </draw:text-box>
        </draw:frame>
        <draw:frame draw:style-name="gr23" draw:text-style-name="P18" draw:layer="layout" svg:width="1.5cm" svg:height="1.5cm" draw:transform="rotate (-3.13391320488102) translate (2.106cm 8.894cm)">
          <draw:text-box>
            <text:p text:style-name="P5"><text:span text:style-name="T10">8</text:span></text:p>
          </draw:text-box>
        </draw:frame>
        <draw:frame draw:style-name="gr23" draw:text-style-name="P19" draw:layer="layout" svg:width="1.5cm" svg:height="1.5cm" draw:transform="rotate (-3.13391320488102) translate (6.306cm 8.894cm)">
          <draw:text-box>
            <text:p text:style-name="P2"><text:span text:style-name="T10">8</text:span></text:p>
          </draw:text-box>
        </draw:frame>
        <draw:frame draw:style-name="gr3" draw:text-style-name="P12" draw:layer="layout" svg:width="5.7cm" svg:height="1.5cm" svg:x="0.6cm" svg:y="1.8cm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frame draw:style-name="gr3" draw:text-style-name="P12" draw:layer="layout" svg:width="5.7cm" svg:height="1.5cm" draw:transform="rotate (3.12972441467623) translate (6.291cm 7.734cm)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custom-shape draw:style-name="gr4" draw:text-style-name="P4" draw:layer="layout" svg:width="0.4cm" svg:height="0.4cm" svg:x="3.9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3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3" draw:text-style-name="P19" draw:layer="layout" svg:width="1.5cm" svg:height="1.5cm" svg:x="0.6cm" svg:y="0.6cm">
          <draw:text-box>
            <text:p text:style-name="P2"><text:span text:style-name="T10">9</text:span></text:p>
          </draw:text-box>
        </draw:frame>
        <draw:custom-shape draw:style-name="gr4" draw:text-style-name="P4" draw:layer="layout" svg:width="0.4cm" svg:height="0.4cm" svg:x="2.5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8" draw:layer="layout" svg:width="1.5cm" svg:height="1.5cm" svg:x="4.8cm" svg:y="0.6cm">
          <draw:text-box>
            <text:p text:style-name="P5"><text:span text:style-name="T10">9</text:span></text:p>
          </draw:text-box>
        </draw:frame>
        <draw:frame draw:style-name="gr23" draw:text-style-name="P18" draw:layer="layout" svg:width="1.5cm" svg:height="1.5cm" draw:transform="rotate (-3.13391320488102) translate (2.106cm 8.894cm)">
          <draw:text-box>
            <text:p text:style-name="P5"><text:span text:style-name="T10">9</text:span></text:p>
          </draw:text-box>
        </draw:frame>
        <draw:frame draw:style-name="gr23" draw:text-style-name="P19" draw:layer="layout" svg:width="1.5cm" svg:height="1.5cm" draw:transform="rotate (-3.13391320488102) translate (6.306cm 8.894cm)">
          <draw:text-box>
            <text:p text:style-name="P2"><text:span text:style-name="T10">9</text:span></text:p>
          </draw:text-box>
        </draw:frame>
        <draw:frame draw:style-name="gr3" draw:text-style-name="P12" draw:layer="layout" svg:width="5.7cm" svg:height="1.5cm" svg:x="0.6cm" svg:y="1.8cm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frame draw:style-name="gr3" draw:text-style-name="P12" draw:layer="layout" svg:width="5.7cm" svg:height="1.5cm" draw:transform="rotate (3.12972441467623) translate (6.291cm 7.734cm)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custom-shape draw:style-name="gr4" draw:text-style-name="P4" draw:layer="layout" svg:width="0.4cm" svg:height="0.4cm" svg:x="3.9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4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4" draw:text-style-name="P19" draw:layer="layout" svg:width="1.9cm" svg:height="2.385cm" svg:x="0.6cm" svg:y="0.6cm">
          <draw:text-box>
            <text:p text:style-name="P2"><text:span text:style-name="T10">1</text:span><text:span text:style-name="T10">0</text:span></text:p>
          </draw:text-box>
        </draw:frame>
        <draw:custom-shape draw:style-name="gr4" draw:text-style-name="P4" draw:layer="layout" svg:width="0.4cm" svg:height="0.4cm" svg:x="3.28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8" draw:layer="layout" svg:width="2cm" svg:height="2.385cm" svg:x="4.3cm" svg:y="0.6cm">
          <draw:text-box>
            <text:p text:style-name="P5"><text:span text:style-name="T10">1</text:span><text:span text:style-name="T10">0</text:span></text:p>
          </draw:text-box>
        </draw:frame>
        <draw:frame draw:style-name="gr24" draw:text-style-name="P18" draw:layer="layout" svg:width="2.102cm" svg:height="2.385cm" draw:transform="rotate (-3.13391320488102) translate (2.708cm 8.889cm)">
          <draw:text-box>
            <text:p text:style-name="P5"><text:span text:style-name="T10">1</text:span><text:span text:style-name="T10">0</text:span></text:p>
          </draw:text-box>
        </draw:frame>
        <draw:frame draw:style-name="gr24" draw:text-style-name="P19" draw:layer="layout" svg:width="2.297cm" svg:height="2.385cm" draw:transform="rotate (-3.13391320488102) translate (6.306cm 8.894cm)">
          <draw:text-box>
            <text:p text:style-name="P2"><text:span text:style-name="T10">1</text:span><text:span text:style-name="T10">0</text:span></text:p>
          </draw:text-box>
        </draw:frame>
        <draw:frame draw:style-name="gr3" draw:text-style-name="P8" draw:layer="layout" svg:width="5.7cm" svg:height="1.5cm" svg:x="0.6cm" svg:y="1.4cm">
          <draw:text-box>
            <text:p text:style-name="P7"><text:span text:style-name="T2">AVA</text:span><text:span text:style-name="T2">NCE</text:span><text:span text:style-name="T2">R</text:span></text:p>
            <text:p text:style-name="P7"><text:span text:style-name="T2">DÉ</text:span><text:span text:style-name="T2">MA</text:span><text:span text:style-name="T2">RRE</text:span><text:span text:style-name="T2">R</text:span></text:p>
          </draw:text-box>
        </draw:frame>
        <draw:frame draw:style-name="gr19" draw:text-style-name="P8" draw:layer="layout" svg:width="5.697cm" svg:height="1.51cm" draw:transform="rotate (3.13146974392823) translate (6.288cm 8.134cm)">
          <draw:text-box>
            <text:p text:style-name="P7"><text:span text:style-name="T2">AVA</text:span><text:span text:style-name="T2">NCE</text:span><text:span text:style-name="T2">R</text:span></text:p>
            <text:p text:style-name="P7"><text:span text:style-name="T2">DÉ</text:span><text:span text:style-name="T2">MA</text:span><text:span text:style-name="T2">RRE</text:span><text:span text:style-name="T2">R</text:span></text:p>
          </draw:text-box>
        </draw:frame>
        <draw:frame draw:style-name="gr5" draw:text-style-name="P10" draw:layer="layout" svg:width="1.2cm" svg:height="0.963cm" svg:x="2.88cm" svg:y="1.8cm">
          <draw:text-box>
            <text:p text:style-name="P9"><text:span text:style-name="T3">OU</text:span></text:p>
          </draw:text-box>
        </draw:frame>
        <draw:frame draw:style-name="gr6" draw:text-style-name="P10" draw:layer="layout" svg:width="1.192cm" svg:height="0.966cm" draw:transform="rotate (3.13408773780622) translate (4.062cm 7.725cm)">
          <draw:text-box>
            <text:p text:style-name="P9"><text:span text:style-name="T3">OU</text:span></text:p>
          </draw:text-box>
        </draw:frame>
        <draw:g>
          <draw:custom-shape draw:style-name="gr7" draw:text-style-name="P1" draw:layer="layout" svg:width="0.5cm" svg:height="0.414cm" svg:x="5.5cm" svg:y="2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2.0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7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7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3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0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0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3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0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0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4" draw:text-style-name="P4" draw:layer="layout" svg:width="0.4cm" svg:height="0.4cm" svg:x="2.581cm" svg:y="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3cm" svg:y="4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4cm" svg:y="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5" draw:style-name="dp1" draw:master-page-name="Standard">
        <draw:g>
          <draw:custom-shape draw:style-name="gr7" draw:text-style-name="P1" draw:layer="layout" svg:width="0.5cm" svg:height="0.414cm" svg:x="5.5cm" svg:y="1.9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6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1.9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6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6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4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1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1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4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1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1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12" draw:layer="layout" svg:width="5.7cm" svg:height="1.5cm" svg:x="0.6cm" svg:y="2.1cm">
          <draw:text-box>
            <text:p text:style-name="P9"><text:span text:style-name="T2">PER</text:span><text:span text:style-name="T2">MUT</text:span><text:span text:style-name="T2">ER</text:span></text:p>
          </draw:text-box>
        </draw:frame>
        <draw:frame draw:style-name="gr3" draw:text-style-name="P12" draw:layer="layout" svg:width="5.7cm" svg:height="1.5cm" draw:transform="rotate (3.12972441467623) translate (6.291cm 7.434cm)">
          <draw:text-box>
            <text:p text:style-name="P9"><text:span text:style-name="T2">PER</text:span><text:span text:style-name="T2">MUT</text:span><text:span text:style-name="T2">ER</text:span></text:p>
          </draw:text-box>
        </draw:frame>
        <draw:g>
          <draw:custom-shape draw:style-name="gr7" draw:text-style-name="P1" draw:layer="layout" svg:width="0.5cm" svg:height="0.414cm" svg:x="1.602cm" svg:y="1.1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1.658cm" svg:y="0.8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1.602cm" svg:y="0.8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801cm" svg:y="1.1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857cm" svg:y="0.8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801cm" svg:y="0.8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1.603cm" svg:y="8.289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1.659cm" svg:y="7.95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1.603cm" svg:y="7.90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802cm" svg:y="8.2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858cm" svg:y="7.9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802cm" svg:y="7.9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5" draw:text-style-name="P4" draw:layer="layout" svg:width="1.5cm" svg:height="1.086cm" svg:x="1.83cm" svg:y="5.61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4" draw:layer="layout" svg:width="1.165cm" svg:height="1.087cm" svg:x="1.998cm" svg:y="4.74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5" draw:text-style-name="P4" draw:layer="layout" svg:width="1.5cm" svg:height="1.086cm" svg:x="1.83cm" svg:y="4.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5" draw:text-style-name="P4" draw:layer="layout" svg:width="1.5cm" svg:height="1.086cm" svg:x="3.631cm" svg:y="3.8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4" draw:layer="layout" svg:width="1.165cm" svg:height="1.087cm" svg:x="3.799cm" svg:y="2.94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5" draw:text-style-name="P4" draw:layer="layout" svg:width="1.5cm" svg:height="1.086cm" svg:x="3.631cm" svg:y="2.8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7" draw:text-style-name="P20" draw:layer="layout" svg:width="1.5cm" svg:height="1.4cm" draw:transform="rotate (1.48632239099837) translate (2.319cm 5.039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7" draw:text-style-name="P20" draw:layer="layout" svg:width="1.5cm" svg:height="1.4cm" draw:transform="rotate (-1.61582582149635) translate (4.613cm 4.433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0" draw:layer="layout" svg:width="0.628cm" svg:height="0.638cm" draw:transform="rotate (-1.61582582149635) translate (5.9cm 7.729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0" draw:layer="layout" svg:width="0.628cm" svg:height="0.638cm" draw:transform="rotate (0.0176278254451427) translate (5.148cm 1.061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0" draw:layer="layout" svg:width="0.628cm" svg:height="0.638cm" draw:transform="rotate (-3.07090681888402) translate (1.702cm 8.471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0" draw:layer="layout" svg:width="0.628cm" svg:height="0.638cm" draw:transform="rotate (1.58022110475567) translate (1.088cm 1.788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36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4" draw:text-style-name="P19" draw:layer="layout" svg:width="2.2cm" svg:height="2.385cm" svg:x="0.6cm" svg:y="0.6cm">
          <draw:text-box>
            <text:p text:style-name="P2"><text:span text:style-name="T10">1</text:span><text:span text:style-name="T10">2</text:span></text:p>
          </draw:text-box>
        </draw:frame>
        <draw:custom-shape draw:style-name="gr4" draw:text-style-name="P4" draw:layer="layout" svg:width="0.4cm" svg:height="0.4cm" svg:x="2.5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8" draw:layer="layout" svg:width="2cm" svg:height="2.385cm" svg:x="4.3cm" svg:y="0.6cm">
          <draw:text-box>
            <text:p text:style-name="P5"><text:span text:style-name="T10">1</text:span><text:span text:style-name="T10">2</text:span></text:p>
          </draw:text-box>
        </draw:frame>
        <draw:frame draw:style-name="gr24" draw:text-style-name="P18" draw:layer="layout" svg:width="2.102cm" svg:height="2.385cm" draw:transform="rotate (-3.13391320488102) translate (2.708cm 8.889cm)">
          <draw:text-box>
            <text:p text:style-name="P5"><text:span text:style-name="T10">1</text:span><text:span text:style-name="T10">2</text:span></text:p>
          </draw:text-box>
        </draw:frame>
        <draw:frame draw:style-name="gr24" draw:text-style-name="P19" draw:layer="layout" svg:width="2.097cm" svg:height="2.385cm" draw:transform="rotate (-3.13391320488102) translate (6.306cm 8.894cm)">
          <draw:text-box>
            <text:p text:style-name="P2"><text:span text:style-name="T10">1</text:span><text:span text:style-name="T10">2</text:span></text:p>
          </draw:text-box>
        </draw:frame>
        <draw:frame draw:style-name="gr3" draw:text-style-name="P12" draw:layer="layout" svg:width="5.7cm" svg:height="1.5cm" svg:x="0.6cm" svg:y="1.8cm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frame draw:style-name="gr3" draw:text-style-name="P12" draw:layer="layout" svg:width="5.7cm" svg:height="1.5cm" draw:transform="rotate (3.12972441467623) translate (6.291cm 7.734cm)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custom-shape draw:style-name="gr4" draw:text-style-name="P4" draw:layer="layout" svg:width="0.4cm" svg:height="0.4cm" svg:x="3.9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4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7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21" draw:layer="layout" svg:width="1.5cm" svg:height="1.5cm" svg:x="0.6cm" svg:y="0.6cm">
          <draw:text-box>
            <text:p text:style-name="P2"><text:span text:style-name="T13">1</text:span></text:p>
          </draw:text-box>
        </draw:frame>
        <draw:custom-shape draw:style-name="gr4" draw:text-style-name="P4" draw:layer="layout" svg:width="0.4cm" svg:height="0.4cm" svg:x="3.28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2" draw:layer="layout" svg:width="1.5cm" svg:height="1.5cm" svg:x="4.8cm" svg:y="0.6cm">
          <draw:text-box>
            <text:p text:style-name="P5"><text:span text:style-name="T13">1</text:span></text:p>
          </draw:text-box>
        </draw:frame>
        <draw:frame draw:style-name="gr3" draw:text-style-name="P22" draw:layer="layout" svg:width="1.5cm" svg:height="1.5cm" draw:transform="rotate (-3.13391320488102) translate (2.106cm 8.894cm)">
          <draw:text-box>
            <text:p text:style-name="P5"><text:span text:style-name="T13">1</text:span></text:p>
          </draw:text-box>
        </draw:frame>
        <draw:frame draw:style-name="gr3" draw:text-style-name="P21" draw:layer="layout" svg:width="1.5cm" svg:height="1.5cm" draw:transform="rotate (-3.13391320488102) translate (6.306cm 8.894cm)">
          <draw:text-box>
            <text:p text:style-name="P2"><text:span text:style-name="T13">1</text:span></text:p>
          </draw:text-box>
        </draw:frame>
        <draw:frame draw:style-name="gr3" draw:text-style-name="P8" draw:layer="layout" svg:width="5.7cm" svg:height="1.5cm" svg:x="0.6cm" svg:y="1.4cm">
          <draw:text-box>
            <text:p text:style-name="P7"><text:span text:style-name="T2">AVA</text:span><text:span text:style-name="T2">NCE</text:span><text:span text:style-name="T2">R</text:span></text:p>
            <text:p text:style-name="P7"><text:span text:style-name="T2">DÉ</text:span><text:span text:style-name="T2">MA</text:span><text:span text:style-name="T2">RRE</text:span><text:span text:style-name="T2">R</text:span></text:p>
          </draw:text-box>
        </draw:frame>
        <draw:frame draw:style-name="gr19" draw:text-style-name="P8" draw:layer="layout" svg:width="5.697cm" svg:height="1.51cm" draw:transform="rotate (3.13146974392823) translate (6.288cm 8.134cm)">
          <draw:text-box>
            <text:p text:style-name="P7"><text:span text:style-name="T2">AVA</text:span><text:span text:style-name="T2">NCE</text:span><text:span text:style-name="T2">R</text:span></text:p>
            <text:p text:style-name="P7"><text:span text:style-name="T2">DÉ</text:span><text:span text:style-name="T2">MA</text:span><text:span text:style-name="T2">RRE</text:span><text:span text:style-name="T2">R</text:span></text:p>
          </draw:text-box>
        </draw:frame>
        <draw:frame draw:style-name="gr5" draw:text-style-name="P10" draw:layer="layout" svg:width="1.2cm" svg:height="0.963cm" svg:x="2.88cm" svg:y="1.8cm">
          <draw:text-box>
            <text:p text:style-name="P9"><text:span text:style-name="T3">OU</text:span></text:p>
          </draw:text-box>
        </draw:frame>
        <draw:frame draw:style-name="gr6" draw:text-style-name="P10" draw:layer="layout" svg:width="1.192cm" svg:height="0.966cm" draw:transform="rotate (3.13408773780622) translate (4.062cm 7.725cm)">
          <draw:text-box>
            <text:p text:style-name="P9"><text:span text:style-name="T3">OU</text:span></text:p>
          </draw:text-box>
        </draw:frame>
        <draw:g>
          <draw:custom-shape draw:style-name="gr7" draw:text-style-name="P1" draw:layer="layout" svg:width="0.5cm" svg:height="0.414cm" svg:x="5.5cm" svg:y="2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2.0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7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7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3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0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0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3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0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0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</draw:page>
      <draw:page draw:name="page38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21" draw:layer="layout" svg:width="1.5cm" svg:height="1.5cm" svg:x="0.6cm" svg:y="0.6cm">
          <draw:text-box>
            <text:p text:style-name="P2"><text:span text:style-name="T13">2</text:span></text:p>
          </draw:text-box>
        </draw:frame>
        <draw:custom-shape draw:style-name="gr4" draw:text-style-name="P4" draw:layer="layout" svg:width="0.4cm" svg:height="0.4cm" svg:x="3.2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2" draw:layer="layout" svg:width="1.5cm" svg:height="1.5cm" svg:x="4.8cm" svg:y="0.6cm">
          <draw:text-box>
            <text:p text:style-name="P5"><text:span text:style-name="T13">2</text:span></text:p>
          </draw:text-box>
        </draw:frame>
        <draw:frame draw:style-name="gr3" draw:text-style-name="P22" draw:layer="layout" svg:width="1.5cm" svg:height="1.5cm" draw:transform="rotate (-3.13391320488102) translate (2.106cm 8.894cm)">
          <draw:text-box>
            <text:p text:style-name="P5"><text:span text:style-name="T13">2</text:span></text:p>
          </draw:text-box>
        </draw:frame>
        <draw:frame draw:style-name="gr3" draw:text-style-name="P21" draw:layer="layout" svg:width="1.5cm" svg:height="1.5cm" draw:transform="rotate (-3.13391320488102) translate (6.306cm 8.894cm)">
          <draw:text-box>
            <text:p text:style-name="P2"><text:span text:style-name="T13">2</text:span></text:p>
          </draw:text-box>
        </draw:frame>
        <draw:frame draw:style-name="gr3" draw:text-style-name="P11" draw:layer="layout" svg:width="5.7cm" svg:height="1.5cm" svg:x="0.6cm" svg:y="1.8cm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frame draw:style-name="gr3" draw:text-style-name="P11" draw:layer="layout" svg:width="5.7cm" svg:height="1.5cm" draw:transform="rotate (3.12972441467623) translate (6.291cm 7.734cm)">
          <draw:text-box>
            <text:p text:style-name="P9"><text:span text:style-name="T2">AVA</text:span><text:span text:style-name="T2">NCE</text:span><text:span text:style-name="T2">R</text:span></text:p>
          </draw:text-box>
        </draw:frame>
      </draw:page>
      <draw:page draw:name="page39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21" draw:layer="layout" svg:width="1.5cm" svg:height="1.5cm" svg:x="0.6cm" svg:y="0.6cm">
          <draw:text-box>
            <text:p text:style-name="P2"><text:span text:style-name="T13">3</text:span></text:p>
          </draw:text-box>
        </draw:frame>
        <draw:custom-shape draw:style-name="gr4" draw:text-style-name="P4" draw:layer="layout" svg:width="0.4cm" svg:height="0.4cm" svg:x="2.5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2" draw:layer="layout" svg:width="1.5cm" svg:height="1.5cm" svg:x="4.8cm" svg:y="0.6cm">
          <draw:text-box>
            <text:p text:style-name="P5"><text:span text:style-name="T13">3</text:span></text:p>
          </draw:text-box>
        </draw:frame>
        <draw:frame draw:style-name="gr3" draw:text-style-name="P22" draw:layer="layout" svg:width="1.5cm" svg:height="1.5cm" draw:transform="rotate (-3.13391320488102) translate (2.106cm 8.894cm)">
          <draw:text-box>
            <text:p text:style-name="P5"><text:span text:style-name="T13">3</text:span></text:p>
          </draw:text-box>
        </draw:frame>
        <draw:frame draw:style-name="gr3" draw:text-style-name="P21" draw:layer="layout" svg:width="1.5cm" svg:height="1.5cm" draw:transform="rotate (-3.13391320488102) translate (6.306cm 8.894cm)">
          <draw:text-box>
            <text:p text:style-name="P2"><text:span text:style-name="T13">3</text:span></text:p>
          </draw:text-box>
        </draw:frame>
        <draw:frame draw:style-name="gr3" draw:text-style-name="P11" draw:layer="layout" svg:width="5.7cm" svg:height="1.5cm" svg:x="0.6cm" svg:y="1.8cm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frame draw:style-name="gr3" draw:text-style-name="P11" draw:layer="layout" svg:width="5.7cm" svg:height="1.5cm" draw:transform="rotate (3.12972441467623) translate (6.291cm 7.734cm)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custom-shape draw:style-name="gr4" draw:text-style-name="P4" draw:layer="layout" svg:width="0.4cm" svg:height="0.4cm" svg:x="3.28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0" draw:style-name="dp1" draw:master-page-name="Standard">
        <draw:g>
          <draw:custom-shape draw:style-name="gr9" draw:text-style-name="P4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4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4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1" draw:text-style-name="P21" draw:layer="layout" svg:width="2cm" svg:height="2.385cm" svg:x="0.6cm" svg:y="0.6cm">
          <draw:text-box>
            <text:p text:style-name="P2"><text:span text:style-name="T13">-</text:span><text:span text:style-name="T13">4</text:span></text:p>
          </draw:text-box>
        </draw:frame>
        <draw:custom-shape draw:style-name="gr12" draw:text-style-name="P1" draw:layer="layout" svg:width="0.4cm" svg:height="0.4cm" svg:x="2.5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4cm" svg:x="3.9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2" draw:layer="layout" svg:width="2.5cm" svg:height="1.5cm" svg:x="3.8cm" svg:y="0.6cm">
          <draw:text-box>
            <text:p text:style-name="P5"><text:span text:style-name="T13">-</text:span><text:span text:style-name="T13">4</text:span></text:p>
          </draw:text-box>
        </draw:frame>
        <draw:frame draw:style-name="gr11" draw:text-style-name="P22" draw:layer="layout" svg:width="2.503cm" svg:height="2.385cm" draw:transform="rotate (-3.13391320488102) translate (3.109cm 8.886cm)">
          <draw:text-box>
            <text:p text:style-name="P5"><text:span text:style-name="T13">-</text:span><text:span text:style-name="T13">4</text:span></text:p>
          </draw:text-box>
        </draw:frame>
        <draw:frame draw:style-name="gr11" draw:text-style-name="P21" draw:layer="layout" svg:width="2.497cm" svg:height="2.385cm" draw:transform="rotate (-3.13391320488102) translate (6.306cm 8.894cm)">
          <draw:text-box>
            <text:p text:style-name="P2"><text:span text:style-name="T13">-</text:span><text:span text:style-name="T13">4</text:span></text:p>
          </draw:text-box>
        </draw:frame>
        <draw:frame draw:style-name="gr3" draw:text-style-name="P11" draw:layer="layout" svg:width="5.7cm" svg:height="1.5cm" svg:x="0.6cm" svg:y="1.8cm">
          <draw:text-box>
            <text:p text:style-name="P9"><text:span text:style-name="T2">REC</text:span><text:span text:style-name="T2">ULE</text:span><text:span text:style-name="T2">R</text:span></text:p>
          </draw:text-box>
        </draw:frame>
        <draw:frame draw:style-name="gr3" draw:text-style-name="P11" draw:layer="layout" svg:width="5.7cm" svg:height="1.5cm" draw:transform="rotate (3.12972441467623) translate (6.291cm 7.734cm)">
          <draw:text-box>
            <text:p text:style-name="P9"><text:span text:style-name="T2">REC</text:span><text:span text:style-name="T2">ULE</text:span><text:span text:style-name="T2">R</text:span></text:p>
          </draw:text-box>
        </draw:frame>
        <draw:custom-shape draw:style-name="gr12" draw:text-style-name="P1" draw:layer="layout" svg:width="0.4cm" svg:height="0.4cm" svg:x="2.58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4cm" svg:x="3.98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1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21" draw:layer="layout" svg:width="1.5cm" svg:height="1.5cm" svg:x="0.6cm" svg:y="0.6cm">
          <draw:text-box>
            <text:p text:style-name="P2"><text:span text:style-name="T13">5</text:span></text:p>
          </draw:text-box>
        </draw:frame>
        <draw:custom-shape draw:style-name="gr4" draw:text-style-name="P4" draw:layer="layout" svg:width="0.4cm" svg:height="0.4cm" svg:x="2.5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2" draw:layer="layout" svg:width="1.5cm" svg:height="1.5cm" svg:x="4.8cm" svg:y="0.6cm">
          <draw:text-box>
            <text:p text:style-name="P5"><text:span text:style-name="T13">5</text:span></text:p>
          </draw:text-box>
        </draw:frame>
        <draw:frame draw:style-name="gr3" draw:text-style-name="P22" draw:layer="layout" svg:width="1.5cm" svg:height="1.5cm" draw:transform="rotate (-3.13391320488102) translate (2.106cm 8.894cm)">
          <draw:text-box>
            <text:p text:style-name="P5"><text:span text:style-name="T13">5</text:span></text:p>
          </draw:text-box>
        </draw:frame>
        <draw:frame draw:style-name="gr3" draw:text-style-name="P21" draw:layer="layout" svg:width="1.5cm" svg:height="1.5cm" draw:transform="rotate (-3.13391320488102) translate (6.306cm 8.894cm)">
          <draw:text-box>
            <text:p text:style-name="P2"><text:span text:style-name="T13">5</text:span></text:p>
          </draw:text-box>
        </draw:frame>
        <draw:frame draw:style-name="gr3" draw:text-style-name="P11" draw:layer="layout" svg:width="5.7cm" svg:height="1.5cm" svg:x="0.6cm" svg:y="1.8cm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frame draw:style-name="gr3" draw:text-style-name="P11" draw:layer="layout" svg:width="5.7cm" svg:height="1.5cm" draw:transform="rotate (3.12972441467623) translate (6.291cm 7.734cm)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custom-shape draw:style-name="gr4" draw:text-style-name="P4" draw:layer="layout" svg:width="0.4cm" svg:height="0.4cm" svg:x="3.28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2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21" draw:layer="layout" svg:width="1.5cm" svg:height="1.5cm" svg:x="0.6cm" svg:y="0.6cm">
          <draw:text-box>
            <text:p text:style-name="P2"><text:span text:style-name="T13">6</text:span></text:p>
          </draw:text-box>
        </draw:frame>
        <draw:custom-shape draw:style-name="gr4" draw:text-style-name="P4" draw:layer="layout" svg:width="0.4cm" svg:height="0.4cm" svg:x="2.5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2" draw:layer="layout" svg:width="1.5cm" svg:height="1.5cm" svg:x="4.8cm" svg:y="0.6cm">
          <draw:text-box>
            <text:p text:style-name="P5"><text:span text:style-name="T13">6</text:span></text:p>
          </draw:text-box>
        </draw:frame>
        <draw:frame draw:style-name="gr3" draw:text-style-name="P22" draw:layer="layout" svg:width="1.5cm" svg:height="1.5cm" draw:transform="rotate (-3.13391320488102) translate (2.106cm 8.894cm)">
          <draw:text-box>
            <text:p text:style-name="P5"><text:span text:style-name="T13">6</text:span></text:p>
          </draw:text-box>
        </draw:frame>
        <draw:frame draw:style-name="gr3" draw:text-style-name="P21" draw:layer="layout" svg:width="1.5cm" svg:height="1.5cm" draw:transform="rotate (-3.13391320488102) translate (6.306cm 8.894cm)">
          <draw:text-box>
            <text:p text:style-name="P2"><text:span text:style-name="T13">6</text:span></text:p>
          </draw:text-box>
        </draw:frame>
        <draw:frame draw:style-name="gr3" draw:text-style-name="P12" draw:layer="layout" svg:width="5.7cm" svg:height="1.5cm" svg:x="0.6cm" svg:y="1.8cm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frame draw:style-name="gr3" draw:text-style-name="P12" draw:layer="layout" svg:width="5.7cm" svg:height="1.5cm" draw:transform="rotate (3.12972441467623) translate (6.291cm 7.734cm)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custom-shape draw:style-name="gr4" draw:text-style-name="P4" draw:layer="layout" svg:width="0.4cm" svg:height="0.4cm" svg:x="3.98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3cm" svg:y="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3" draw:style-name="dp1" draw:master-page-name="Standard">
        <draw:g>
          <draw:custom-shape draw:style-name="gr9" draw:text-style-name="P4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4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4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3" draw:text-style-name="P21" draw:layer="layout" svg:width="2.4cm" svg:height="3.452cm" svg:x="0.6cm" svg:y="0.6cm">
          <draw:text-box>
            <text:p text:style-name="P2"><text:span text:style-name="T13">7</text:span><text:span text:style-name="T14">x</text:span><text:span text:style-name="T15">1</text:span></text:p>
          </draw:text-box>
        </draw:frame>
        <draw:frame draw:style-name="gr14" draw:text-style-name="P22" draw:layer="layout" svg:width="2.3cm" svg:height="2.139cm" svg:x="4cm" svg:y="0.6cm">
          <draw:text-box>
            <text:p text:style-name="P5"><text:span text:style-name="T13">7</text:span><text:span text:style-name="T14">x</text:span><text:span text:style-name="T15">1</text:span></text:p>
          </draw:text-box>
        </draw:frame>
        <draw:frame draw:style-name="gr14" draw:text-style-name="P22" draw:layer="layout" svg:width="3.202cm" svg:height="2.139cm" draw:transform="rotate (-3.13391320488102) translate (3.808cm 8.881cm)">
          <draw:text-box>
            <text:p text:style-name="P5"><text:span text:style-name="T13">7</text:span><text:span text:style-name="T14">x</text:span><text:span text:style-name="T15">1</text:span></text:p>
          </draw:text-box>
        </draw:frame>
        <draw:frame draw:style-name="gr14" draw:text-style-name="P21" draw:layer="layout" svg:width="2.398cm" svg:height="2.139cm" draw:transform="rotate (-3.13391320488102) translate (6.306cm 8.894cm)">
          <draw:text-box>
            <text:p text:style-name="P2"><text:span text:style-name="T13">7</text:span><text:span text:style-name="T14">x</text:span><text:span text:style-name="T15">1</text:span></text:p>
          </draw:text-box>
        </draw:frame>
        <draw:frame draw:style-name="gr3" draw:text-style-name="P11" draw:layer="layout" svg:width="5.7cm" svg:height="1.5cm" svg:x="0.6cm" svg:y="1.8cm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frame draw:style-name="gr3" draw:text-style-name="P11" draw:layer="layout" svg:width="5.7cm" svg:height="1.5cm" draw:transform="rotate (3.12972441467623) translate (6.291cm 7.734cm)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g>
          <draw:custom-shape draw:style-name="gr7" draw:text-style-name="P1" draw:layer="layout" svg:width="0.5cm" svg:height="0.414cm" svg:x="3.23cm" svg:y="3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3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3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13cm" svg:y="4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186cm" svg:y="3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13cm" svg:y="3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13cm" svg:y="5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186cm" svg:y="5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13cm" svg:y="5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3.23cm" svg:y="6.1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5.8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5.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2.33cm" svg:y="5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2.386cm" svg:y="5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2.33cm" svg:y="5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3.23cm" svg:y="4.93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4.60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4.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2.33cm" svg:y="4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2.386cm" svg:y="3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2.33cm" svg:y="3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</draw:page>
      <draw:page draw:name="page44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21" draw:layer="layout" svg:width="1.5cm" svg:height="1.5cm" svg:x="0.6cm" svg:y="0.6cm">
          <draw:text-box>
            <text:p text:style-name="P2"><text:span text:style-name="T13">8</text:span></text:p>
          </draw:text-box>
        </draw:frame>
        <draw:custom-shape draw:style-name="gr4" draw:text-style-name="P4" draw:layer="layout" svg:width="0.4cm" svg:height="0.4cm" svg:x="2.5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2" draw:layer="layout" svg:width="1.5cm" svg:height="1.5cm" svg:x="4.8cm" svg:y="0.6cm">
          <draw:text-box>
            <text:p text:style-name="P5"><text:span text:style-name="T13">8</text:span></text:p>
          </draw:text-box>
        </draw:frame>
        <draw:frame draw:style-name="gr3" draw:text-style-name="P22" draw:layer="layout" svg:width="1.5cm" svg:height="1.5cm" draw:transform="rotate (-3.13391320488102) translate (2.106cm 8.894cm)">
          <draw:text-box>
            <text:p text:style-name="P5"><text:span text:style-name="T13">8</text:span></text:p>
          </draw:text-box>
        </draw:frame>
        <draw:frame draw:style-name="gr3" draw:text-style-name="P21" draw:layer="layout" svg:width="1.5cm" svg:height="1.5cm" draw:transform="rotate (-3.13391320488102) translate (6.306cm 8.894cm)">
          <draw:text-box>
            <text:p text:style-name="P2"><text:span text:style-name="T13">8</text:span></text:p>
          </draw:text-box>
        </draw:frame>
        <draw:frame draw:style-name="gr3" draw:text-style-name="P12" draw:layer="layout" svg:width="5.7cm" svg:height="1.5cm" svg:x="0.6cm" svg:y="1.8cm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frame draw:style-name="gr3" draw:text-style-name="P12" draw:layer="layout" svg:width="5.7cm" svg:height="1.5cm" draw:transform="rotate (3.12972441467623) translate (6.291cm 7.734cm)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custom-shape draw:style-name="gr4" draw:text-style-name="P4" draw:layer="layout" svg:width="0.4cm" svg:height="0.4cm" svg:x="3.9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5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21" draw:layer="layout" svg:width="1.5cm" svg:height="1.5cm" svg:x="0.6cm" svg:y="0.6cm">
          <draw:text-box>
            <text:p text:style-name="P2"><text:span text:style-name="T13">9</text:span></text:p>
          </draw:text-box>
        </draw:frame>
        <draw:custom-shape draw:style-name="gr4" draw:text-style-name="P4" draw:layer="layout" svg:width="0.4cm" svg:height="0.4cm" svg:x="2.5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2" draw:layer="layout" svg:width="1.5cm" svg:height="1.5cm" svg:x="4.8cm" svg:y="0.6cm">
          <draw:text-box>
            <text:p text:style-name="P5"><text:span text:style-name="T13">9</text:span></text:p>
          </draw:text-box>
        </draw:frame>
        <draw:frame draw:style-name="gr3" draw:text-style-name="P22" draw:layer="layout" svg:width="1.5cm" svg:height="1.5cm" draw:transform="rotate (-3.13391320488102) translate (2.106cm 8.894cm)">
          <draw:text-box>
            <text:p text:style-name="P5"><text:span text:style-name="T13">9</text:span></text:p>
          </draw:text-box>
        </draw:frame>
        <draw:frame draw:style-name="gr3" draw:text-style-name="P21" draw:layer="layout" svg:width="1.5cm" svg:height="1.5cm" draw:transform="rotate (-3.13391320488102) translate (6.306cm 8.894cm)">
          <draw:text-box>
            <text:p text:style-name="P2"><text:span text:style-name="T13">9</text:span></text:p>
          </draw:text-box>
        </draw:frame>
        <draw:frame draw:style-name="gr3" draw:text-style-name="P12" draw:layer="layout" svg:width="5.7cm" svg:height="1.5cm" svg:x="0.6cm" svg:y="1.8cm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frame draw:style-name="gr3" draw:text-style-name="P12" draw:layer="layout" svg:width="5.7cm" svg:height="1.5cm" draw:transform="rotate (3.12972441467623) translate (6.291cm 7.734cm)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custom-shape draw:style-name="gr4" draw:text-style-name="P4" draw:layer="layout" svg:width="0.4cm" svg:height="0.4cm" svg:x="3.9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6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1" draw:text-style-name="P21" draw:layer="layout" svg:width="1.9cm" svg:height="2.385cm" svg:x="0.6cm" svg:y="0.6cm">
          <draw:text-box>
            <text:p text:style-name="P2"><text:span text:style-name="T13">1</text:span><text:span text:style-name="T13">0</text:span></text:p>
          </draw:text-box>
        </draw:frame>
        <draw:custom-shape draw:style-name="gr4" draw:text-style-name="P4" draw:layer="layout" svg:width="0.4cm" svg:height="0.4cm" svg:x="3.28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2" draw:layer="layout" svg:width="2cm" svg:height="2.385cm" svg:x="4.3cm" svg:y="0.6cm">
          <draw:text-box>
            <text:p text:style-name="P5"><text:span text:style-name="T13">1</text:span><text:span text:style-name="T13">0</text:span></text:p>
          </draw:text-box>
        </draw:frame>
        <draw:frame draw:style-name="gr11" draw:text-style-name="P22" draw:layer="layout" svg:width="2.102cm" svg:height="2.385cm" draw:transform="rotate (-3.13391320488102) translate (2.708cm 8.889cm)">
          <draw:text-box>
            <text:p text:style-name="P5"><text:span text:style-name="T13">1</text:span><text:span text:style-name="T13">0</text:span></text:p>
          </draw:text-box>
        </draw:frame>
        <draw:frame draw:style-name="gr11" draw:text-style-name="P21" draw:layer="layout" svg:width="2.297cm" svg:height="2.385cm" draw:transform="rotate (-3.13391320488102) translate (6.306cm 8.894cm)">
          <draw:text-box>
            <text:p text:style-name="P2"><text:span text:style-name="T13">1</text:span><text:span text:style-name="T13">0</text:span></text:p>
          </draw:text-box>
        </draw:frame>
        <draw:frame draw:style-name="gr3" draw:text-style-name="P8" draw:layer="layout" svg:width="5.7cm" svg:height="1.5cm" svg:x="0.6cm" svg:y="1.4cm">
          <draw:text-box>
            <text:p text:style-name="P7"><text:span text:style-name="T2">AVA</text:span><text:span text:style-name="T2">NCE</text:span><text:span text:style-name="T2">R</text:span></text:p>
            <text:p text:style-name="P7"><text:span text:style-name="T2">DÉ</text:span><text:span text:style-name="T2">MA</text:span><text:span text:style-name="T2">RRE</text:span><text:span text:style-name="T2">R</text:span></text:p>
          </draw:text-box>
        </draw:frame>
        <draw:frame draw:style-name="gr19" draw:text-style-name="P8" draw:layer="layout" svg:width="5.697cm" svg:height="1.51cm" draw:transform="rotate (3.13146974392823) translate (6.288cm 8.134cm)">
          <draw:text-box>
            <text:p text:style-name="P7"><text:span text:style-name="T2">AVA</text:span><text:span text:style-name="T2">NCE</text:span><text:span text:style-name="T2">R</text:span></text:p>
            <text:p text:style-name="P7"><text:span text:style-name="T2">DÉ</text:span><text:span text:style-name="T2">MA</text:span><text:span text:style-name="T2">RRE</text:span><text:span text:style-name="T2">R</text:span></text:p>
          </draw:text-box>
        </draw:frame>
        <draw:frame draw:style-name="gr5" draw:text-style-name="P10" draw:layer="layout" svg:width="1.2cm" svg:height="0.963cm" svg:x="2.88cm" svg:y="1.8cm">
          <draw:text-box>
            <text:p text:style-name="P9"><text:span text:style-name="T3">OU</text:span></text:p>
          </draw:text-box>
        </draw:frame>
        <draw:frame draw:style-name="gr6" draw:text-style-name="P10" draw:layer="layout" svg:width="1.192cm" svg:height="0.966cm" draw:transform="rotate (3.13408773780622) translate (4.062cm 7.725cm)">
          <draw:text-box>
            <text:p text:style-name="P9"><text:span text:style-name="T3">OU</text:span></text:p>
          </draw:text-box>
        </draw:frame>
        <draw:g>
          <draw:custom-shape draw:style-name="gr7" draw:text-style-name="P1" draw:layer="layout" svg:width="0.5cm" svg:height="0.414cm" svg:x="5.5cm" svg:y="2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2.0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7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7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3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0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0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3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0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0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4" draw:text-style-name="P4" draw:layer="layout" svg:width="0.4cm" svg:height="0.4cm" svg:x="2.581cm" svg:y="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3cm" svg:y="4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4cm" svg:y="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7" draw:style-name="dp1" draw:master-page-name="Standard">
        <draw:g>
          <draw:custom-shape draw:style-name="gr7" draw:text-style-name="P1" draw:layer="layout" svg:width="0.5cm" svg:height="0.414cm" svg:x="5.5cm" svg:y="1.9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6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1.9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6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6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4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1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1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4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1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1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12" draw:layer="layout" svg:width="5.7cm" svg:height="1.5cm" svg:x="0.6cm" svg:y="2.1cm">
          <draw:text-box>
            <text:p text:style-name="P9"><text:span text:style-name="T2">PERMUTER</text:span></text:p>
          </draw:text-box>
        </draw:frame>
        <draw:frame draw:style-name="gr3" draw:text-style-name="P12" draw:layer="layout" svg:width="5.7cm" svg:height="1.5cm" draw:transform="rotate (3.12972441467623) translate (6.291cm 7.434cm)">
          <draw:text-box>
            <text:p text:style-name="P9"><text:span text:style-name="T2">PERMUTER</text:span></text:p>
          </draw:text-box>
        </draw:frame>
        <draw:g>
          <draw:custom-shape draw:style-name="gr7" draw:text-style-name="P1" draw:layer="layout" svg:width="0.5cm" svg:height="0.414cm" svg:x="1.602cm" svg:y="1.1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1.658cm" svg:y="0.8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1.602cm" svg:y="0.8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801cm" svg:y="1.1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857cm" svg:y="0.8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801cm" svg:y="0.8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1.603cm" svg:y="8.289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1.659cm" svg:y="7.95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1.603cm" svg:y="7.90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802cm" svg:y="8.2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858cm" svg:y="7.9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802cm" svg:y="7.9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5" draw:text-style-name="P4" draw:layer="layout" svg:width="1.5cm" svg:height="1.086cm" svg:x="1.83cm" svg:y="5.61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4" draw:layer="layout" svg:width="1.165cm" svg:height="1.087cm" svg:x="1.998cm" svg:y="4.74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5" draw:text-style-name="P4" draw:layer="layout" svg:width="1.5cm" svg:height="1.086cm" svg:x="1.83cm" svg:y="4.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5" draw:text-style-name="P4" draw:layer="layout" svg:width="1.5cm" svg:height="1.086cm" svg:x="3.631cm" svg:y="3.8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4" draw:layer="layout" svg:width="1.165cm" svg:height="1.087cm" svg:x="3.799cm" svg:y="2.94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5" draw:text-style-name="P4" draw:layer="layout" svg:width="1.5cm" svg:height="1.086cm" svg:x="3.631cm" svg:y="2.8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9" draw:text-style-name="P23" draw:layer="layout" svg:width="1.5cm" svg:height="1.4cm" draw:transform="rotate (1.48632239099837) translate (2.319cm 5.039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9" draw:text-style-name="P23" draw:layer="layout" svg:width="1.5cm" svg:height="1.4cm" draw:transform="rotate (-1.61582582149635) translate (4.613cm 4.433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0" draw:text-style-name="P23" draw:layer="layout" svg:width="0.628cm" svg:height="0.638cm" draw:transform="rotate (-1.61582582149635) translate (5.9cm 7.729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0" draw:text-style-name="P23" draw:layer="layout" svg:width="0.628cm" svg:height="0.638cm" draw:transform="rotate (0.0176278254451427) translate (5.148cm 1.061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0" draw:text-style-name="P23" draw:layer="layout" svg:width="0.628cm" svg:height="0.638cm" draw:transform="rotate (-3.07090681888402) translate (1.702cm 8.471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0" draw:text-style-name="P23" draw:layer="layout" svg:width="0.628cm" svg:height="0.638cm" draw:transform="rotate (1.58022110475567) translate (1.088cm 1.788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48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1" draw:text-style-name="P21" draw:layer="layout" svg:width="2.2cm" svg:height="2.385cm" svg:x="0.6cm" svg:y="0.6cm">
          <draw:text-box>
            <text:p text:style-name="P2"><text:span text:style-name="T13">1</text:span><text:span text:style-name="T13">2</text:span></text:p>
          </draw:text-box>
        </draw:frame>
        <draw:custom-shape draw:style-name="gr4" draw:text-style-name="P4" draw:layer="layout" svg:width="0.4cm" svg:height="0.4cm" svg:x="2.5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2" draw:layer="layout" svg:width="2cm" svg:height="2.385cm" svg:x="4.3cm" svg:y="0.6cm">
          <draw:text-box>
            <text:p text:style-name="P5"><text:span text:style-name="T13">1</text:span><text:span text:style-name="T13">2</text:span></text:p>
          </draw:text-box>
        </draw:frame>
        <draw:frame draw:style-name="gr11" draw:text-style-name="P22" draw:layer="layout" svg:width="2.102cm" svg:height="2.385cm" draw:transform="rotate (-3.13391320488102) translate (2.708cm 8.889cm)">
          <draw:text-box>
            <text:p text:style-name="P5"><text:span text:style-name="T13">1</text:span><text:span text:style-name="T13">2</text:span></text:p>
          </draw:text-box>
        </draw:frame>
        <draw:frame draw:style-name="gr11" draw:text-style-name="P21" draw:layer="layout" svg:width="2.097cm" svg:height="2.385cm" draw:transform="rotate (-3.13391320488102) translate (6.306cm 8.894cm)">
          <draw:text-box>
            <text:p text:style-name="P2"><text:span text:style-name="T13">1</text:span><text:span text:style-name="T13">2</text:span></text:p>
          </draw:text-box>
        </draw:frame>
        <draw:frame draw:style-name="gr3" draw:text-style-name="P12" draw:layer="layout" svg:width="5.7cm" svg:height="1.5cm" svg:x="0.6cm" svg:y="1.8cm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frame draw:style-name="gr3" draw:text-style-name="P12" draw:layer="layout" svg:width="5.7cm" svg:height="1.5cm" draw:transform="rotate (3.12972441467623) translate (6.291cm 7.734cm)">
          <draw:text-box>
            <text:p text:style-name="P9"><text:span text:style-name="T2">AVA</text:span><text:span text:style-name="T2">NCE</text:span><text:span text:style-name="T2">R</text:span></text:p>
          </draw:text-box>
        </draw:frame>
        <draw:custom-shape draw:style-name="gr4" draw:text-style-name="P4" draw:layer="layout" svg:width="0.4cm" svg:height="0.4cm" svg:x="3.9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4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2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Bitstream Vera Sans Mono" svg:font-family="'Bitstream Vera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ouge" style:family="graphic" style:parent-style-name="standard">
      <style:graphic-properties draw:stroke="none" svg:stroke-color="#000000" draw:fill="none" draw:fill-color="#ffffff" fo:min-height="2.135cm" draw:shadow="visible" draw:shadow-offset-x="0.035cm" draw:shadow-offset-y="0cm" draw:shadow-color="#000000"/>
      <style:paragraph-properties fo:text-align="start"/>
      <style:text-properties fo:color="#ff3333" style:font-name="Bitstream Vera Sans Mono2" fo:font-family="'Bitstream Vera Sans Mono'" style:font-family-generic="modern" style:font-pitch="fixed" fo:font-size="22pt" fo:font-weight="bold" style:font-size-asian="22pt" style:font-weight-asian="bold" style:font-size-complex="22pt" style:font-weight-complex="bold"/>
    </style:style>
  </office:styles>
  <office:automatic-styles>
    <style:page-layout style:name="PM0">
      <style:page-layout-properties fo:margin-top="0cm" fo:margin-bottom="0cm" fo:margin-left="0cm" fo:margin-right="0cm" fo:page-width="6.96cm" fo:page-height="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3T09:33:32.314264569</meta:creation-date>
    <dc:date>2017-01-13T11:32:55.284506999</dc:date>
    <meta:editing-duration>PT1H18M38S</meta:editing-duration>
    <meta:editing-cycles>54</meta:editing-cycles>
    <meta:generator>LibreOffice/5.1.4.2$Linux_X86_64 LibreOffice_project/10m0$Build-2</meta:generator>
    <meta:document-statistic meta:object-count="1128"/>
  </office:meta>
</office:document-meta>
</file>